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27cm"/>
    </style:style>
    <style:style style:family="table-column" style:name="co2">
      <style:table-column-properties fo:break-before="auto" style:column-width="1.342cm"/>
    </style:style>
    <style:style style:family="table-column" style:name="co3">
      <style:table-column-properties fo:break-before="auto" style:column-width="1.427cm"/>
    </style:style>
    <style:style style:family="table-column" style:name="co4">
      <style:table-column-properties fo:break-before="auto" style:column-width="1.649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1.371cm"/>
    </style:style>
    <style:style style:family="table-column" style:name="co7">
      <style:table-column-properties fo:break-before="auto" style:column-width="1.734cm"/>
    </style:style>
    <style:style style:family="table-column" style:name="co8">
      <style:table-column-properties fo:break-before="auto" style:column-width="1.258cm"/>
    </style:style>
    <style:style style:family="table-column" style:name="co9">
      <style:table-column-properties fo:break-before="auto" style:column-width="0.587cm"/>
    </style:style>
    <style:style style:family="table-column" style:name="co10">
      <style:table-column-properties fo:break-before="auto" style:column-width="1.482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1.746cm"/>
    </style:style>
    <style:style style:family="table-row" style:name="ro4">
      <style:table-row-properties fo:break-before="auto" style:use-optimal-row-height="false" style:row-height="2.415cm"/>
    </style:style>
    <style:style style:family="table-row" style:name="ro5">
      <style:table-row-properties fo:break-before="auto" style:use-optimal-row-height="false" style:row-height="0.4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476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Default" style:name="ce1">
      <style:table-cell-properties style:glyph-orientation-vertical="0" fo:padding="0.071cm" style:diagonal-bl-tr="none" style:text-align-source="value-type" fo:border="1.76pt solid #000000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0.74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1.76pt solid #000000" fo:border-top="none" fo:background-color="transparent" fo:border-right="none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 fo:border-left="none" fo:border-top="none" fo:background-color="transparent" fo:border-right="none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fo:padding="0.071cm" fo:border-left="none" fo:border-top="none" fo:background-color="transparent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7" table:number-columns-repeated="4"/>
        <table:table-column table:style-name="co3" table:default-cell-style-name="ce27"/>
        <table:table-column table:style-name="co1" table:default-cell-style-name="ce27"/>
        <table:table-column table:style-name="co4" table:default-cell-style-name="ce27" table:number-columns-repeated="2"/>
        <table:table-column table:style-name="co5" table:default-cell-style-name="ce27" table:number-columns-repeated="3"/>
        <table:table-column table:style-name="co4" table:default-cell-style-name="ce27" table:number-columns-repeated="2"/>
        <table:table-column table:style-name="co6" table:default-cell-style-name="ce27" table:number-columns-repeated="2"/>
        <table:table-column table:style-name="co4" table:default-cell-style-name="ce27" table:number-columns-repeated="2"/>
        <table:table-column table:style-name="co6" table:default-cell-style-name="ce27" table:number-columns-repeated="2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7" table:default-cell-style-name="ce27" table:number-columns-repeated="233"/>
        <table:table-column table:style-name="co7" table:default-cell-style-name="Default" table:number-columns-repeated="767"/>
        <table:table-row table:style-name="ro1">
          <table:table-cell ns41:value-type="string" table:number-rows-spanned="1" table:style-name="ce1" table:number-columns-spanned="20" office:value-type="string">
            <text:p>HET RIJK; EERSTE GEDEELTE: PLAATSELIJKE INDEELING. HUIZEN, BEWOOND EN ONBEWOOND, BEWOONDE SCHEPEN EN GETELDE PERSONEN</text:p>
          </table:table-cell>
          <table:covered-table-cell table:style-name="ce15" table:number-columns-repeated="18"/>
          <table:covered-table-cell table:style-name="ce56"/>
          <table:table-cell table:style-name="ce16" table:number-columns-repeated="4"/>
          <table:table-cell table:style-name="ce62" table:number-columns-repeated="1000"/>
        </table:table-row>
        <table:table-row table:style-name="ro1">
          <table:table-cell table:style-name="ce2"/>
          <table:table-cell table:style-name="ce16" table:number-columns-repeated="19"/>
          <table:table-cell table:style-name="ce62" table:number-columns-repeated="1004"/>
        </table:table-row>
        <table:table-row table:style-name="ro2">
          <table:table-cell ns41:value-type="string" table:number-rows-spanned="3" table:style-name="ce3" table:number-columns-spanned="1" office:value-type="string">
            <text:p>PROVINCIËN</text:p>
          </table:table-cell>
          <table:table-cell table:number-rows-spanned="3" table:style-name="ce17" table:number-columns-spanned="5"/>
          <table:covered-table-cell table:style-name="ce28" table:number-columns-repeated="3"/>
          <table:covered-table-cell table:style-name="ce35"/>
          <table:table-cell table:style-name="ce29"/>
          <table:table-cell ns41:value-type="string" table:number-rows-spanned="1" table:style-name="ce41" table:number-columns-spanned="4" office:value-type="string">
            <text:p>Woningen in de provincie</text:p>
          </table:table-cell>
          <table:covered-table-cell table:style-name="ce47" table:number-columns-repeated="3"/>
          <table:table-cell ns41:value-type="string" table:number-rows-spanned="3" table:style-name="ce53" table:number-columns-spanned="1" office:value-type="string">
            <text:p>Tijdelijk aanwezige schepen</text:p>
          </table:table-cell>
          <table:table-cell ns41:value-type="string" table:number-rows-spanned="1" table:style-name="ce47" table:number-columns-spanned="6" office:value-type="string">
            <text:p>BEVOLKING</text:p>
          </table:table-cell>
          <table:covered-table-cell table:style-name="ce47" table:number-columns-repeated="5"/>
          <table:table-cell ns41:value-type="string" table:number-rows-spanned="2" table:style-name="ce55" table:number-columns-spanned="2" office:value-type="string">
            <text:p>Tijdelijk aanwezig</text:p>
          </table:table-cell>
          <table:covered-table-cell table:style-name="ce55"/>
          <table:table-cell ns41:value-type="string" table:number-rows-spanned="3" table:style-name="ce63" table:number-columns-spanned="1" office:value-type="string">
            <text:p>Telling</text:p>
          </table:table-cell>
          <table:table-cell ns41:value-type="string" table:number-rows-spanned="3" table:style-name="ce70" table:number-columns-spanned="1" office:value-type="string">
            <text:p>Tabel</text:p>
          </table:table-cell>
          <table:table-cell ns41:value-type="string" table:number-rows-spanned="3" table:style-name="ce70" table:number-columns-spanned="1" office:value-type="string">
            <text:p>Pagina</text:p>
          </table:table-cell>
          <table:table-cell ns41:value-type="string" table:number-rows-spanned="3" table:style-name="ce76" table:number-columns-spanned="1" office:value-type="string">
            <text:p>Image nummer</text:p>
          </table:table-cell>
          <table:table-cell table:style-name="ce29" table:number-columns-repeated="1000"/>
        </table:table-row>
        <table:table-row table:style-name="ro3">
          <table:covered-table-cell table:style-name="ce4"/>
          <table:covered-table-cell table:style-name="ce18"/>
          <table:covered-table-cell table:style-name="ce29" table:number-columns-repeated="3"/>
          <table:covered-table-cell table:style-name="ce36"/>
          <table:table-cell table:style-name="ce29"/>
          <table:table-cell ns41:value-type="string" table:number-rows-spanned="1" table:style-name="ce42" table:number-columns-spanned="3" office:value-type="string">
            <text:p>Woonhuizen</text:p>
          </table:table-cell>
          <table:covered-table-cell table:style-name="ce48" table:number-columns-repeated="2"/>
          <table:table-cell ns41:value-type="string" table:number-rows-spanned="2" table:style-name="ce49" table:number-columns-spanned="1" office:value-type="string">
            <text:p>Bewoonde schepen</text:p>
          </table:table-cell>
          <table:covered-table-cell table:style-name="ce49"/>
          <table:table-cell ns41:value-type="string" table:number-rows-spanned="1" table:style-name="ce48" table:number-columns-spanned="2" office:value-type="string">
            <text:p>Bij de telling aanwezig</text:p>
          </table:table-cell>
          <table:covered-table-cell table:style-name="ce48"/>
          <table:table-cell ns41:value-type="string" table:number-rows-spanned="1" table:style-name="ce48" table:number-columns-spanned="2" office:value-type="string">
            <text:p>Tijdelijk afwezig</text:p>
          </table:table-cell>
          <table:covered-table-cell table:style-name="ce48"/>
          <table:table-cell ns41:value-type="string" table:number-rows-spanned="1" table:style-name="ce48" table:number-columns-spanned="2" office:value-type="string">
            <text:p>Totaal</text:p>
          </table:table-cell>
          <table:covered-table-cell table:style-name="ce48" table:number-columns-repeated="2"/>
          <table:covered-table-cell table:style-name="ce57"/>
          <table:covered-table-cell table:style-name="ce64"/>
          <table:covered-table-cell table:style-name="ce71" table:number-columns-repeated="2"/>
          <table:covered-table-cell table:style-name="ce77"/>
          <table:table-cell table:style-name="ce29" table:number-columns-repeated="1000"/>
        </table:table-row>
        <table:table-row table:style-name="ro4">
          <table:covered-table-cell table:style-name="ce5"/>
          <table:covered-table-cell table:style-name="ce19"/>
          <table:covered-table-cell table:style-name="ce30" table:number-columns-repeated="3"/>
          <table:covered-table-cell table:style-name="ce37"/>
          <table:table-cell table:style-name="ce29"/>
          <table:table-cell ns41:value-type="string" table:style-name="ce4" office:value-type="string">
            <text:p>Bewoond</text:p>
          </table:table-cell>
          <table:table-cell ns41:value-type="string" table:style-name="ce49" office:value-type="string">
            <text:p>Onbewoond</text:p>
          </table:table-cell>
          <table:table-cell ns41:value-type="string" table:style-name="ce49" office:value-type="string">
            <text:p>In aanbouw</text:p>
          </table:table-cell>
          <table:covered-table-cell table:style-name="ce49" table:number-columns-repeated="2"/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covered-table-cell table:style-name="ce64"/>
          <table:covered-table-cell table:style-name="ce71" table:number-columns-repeated="2"/>
          <table:covered-table-cell table:style-name="ce77"/>
          <table:table-cell table:style-name="ce29" table:number-columns-repeated="1000"/>
        </table:table-row>
        <table:table-row table:style-name="ro5">
          <table:table-cell table:style-name="ce6"/>
          <table:table-cell table:number-rows-spanned="1" table:style-name="ce20" table:number-columns-spanned="5"/>
          <table:covered-table-cell table:style-name="ce20" table:number-columns-repeated="4"/>
          <table:table-cell/>
          <table:table-cell table:style-name="ce6" table:number-columns-repeated="5"/>
          <table:table-cell table:style-name="ce54" table:number-columns-repeated="8"/>
          <table:table-cell table:style-name="ce65" table:number-columns-repeated="4"/>
          <table:table-cell table:number-columns-repeated="1000"/>
        </table:table-row>
        <table:table-row table:style-name="ro6">
          <table:table-cell ns41:value-type="string" table:number-rows-spanned="6" table:style-name="ce7" table:number-columns-spanned="1" office:value-type="string">
            <text:p>Noordbrabant</text:p>
          </table:table-cell>
          <table:table-cell ns41:value-type="string" table:number-rows-spanned="1" table:style-name="ce21" table:number-columns-spanned="5" office:value-type="string">
            <text:p>Kom</text:p>
          </table:table-cell>
          <table:covered-table-cell table:style-name="ce31" table:number-columns-repeated="3"/>
          <table:covered-table-cell table:style-name="ce38"/>
          <table:table-cell/>
          <table:table-cell ns41:value-type="float" table:style-name="ce43" office:value="43778" office:value-type="float">
            <text:p>43778</text:p>
          </table:table-cell>
          <table:table-cell ns41:value-type="float" table:style-name="ce50" office:value="1993" office:value-type="float">
            <text:p>1993</text:p>
          </table:table-cell>
          <table:table-cell ns41:value-type="float" table:style-name="ce50" office:value="114" office:value-type="float">
            <text:p>114</text:p>
          </table:table-cell>
          <table:table-cell ns41:value-type="float" table:style-name="ce50" office:value="34" office:value-type="float">
            <text:p>34</text:p>
          </table:table-cell>
          <table:table-cell table:style-name="ce50"/>
          <table:table-cell ns41:value-type="float" table:style-name="ce50" office:value="104286" office:value-type="float">
            <text:p>104286</text:p>
          </table:table-cell>
          <table:table-cell ns41:value-type="float" table:style-name="ce50" office:value="113880" office:value-type="float">
            <text:p>113880</text:p>
          </table:table-cell>
          <table:table-cell ns41:value-type="float" table:style-name="ce50" office:value="3461" office:value-type="float">
            <text:p>3461</text:p>
          </table:table-cell>
          <table:table-cell ns41:value-type="float" table:style-name="ce50" office:value="1573" office:value-type="float">
            <text:p>1573</text:p>
          </table:table-cell>
          <table:table-cell ns41:value-type="float" table:style-name="ce50" office:value="107747" office:value-type="float">
            <text:p>107747</text:p>
          </table:table-cell>
          <table:table-cell ns41:value-type="float" table:style-name="ce50" office:value="115453" office:value-type="float">
            <text:p>115453</text:p>
          </table:table-cell>
          <table:table-cell ns41:value-type="float" table:style-name="ce50" office:value="4501" office:value-type="float">
            <text:p>4501</text:p>
          </table:table-cell>
          <table:table-cell ns41:value-type="float" table:style-name="ce58" office:value="1583" office:value-type="float">
            <text:p>1583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02_H1</text:p>
          </table:table-cell>
          <table:table-cell ns41:value-type="float" table:style-name="ce72" office:value="2" office:value-type="float">
            <text:p>2</text:p>
          </table:table-cell>
          <table:table-cell ns41:value-type="float" table:style-name="ce78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7149" office:value-type="float">
            <text:p>57149</text:p>
          </table:table-cell>
          <table:table-cell ns41:value-type="float" office:value="2167" office:value-type="float">
            <text:p>2167</text:p>
          </table:table-cell>
          <table:table-cell ns41:value-type="float" office:value="90" office:value-type="float">
            <text:p>90</text:p>
          </table:table-cell>
          <table:table-cell ns41:value-type="float" office:value="478" office:value-type="float">
            <text:p>478</text:p>
          </table:table-cell>
          <table:table-cell/>
          <table:table-cell ns41:value-type="float" office:value="144687" office:value-type="float">
            <text:p>144687</text:p>
          </table:table-cell>
          <table:table-cell ns41:value-type="float" office:value="136842" office:value-type="float">
            <text:p>136842</text:p>
          </table:table-cell>
          <table:table-cell ns41:value-type="float" office:value="3278" office:value-type="float">
            <text:p>3278</text:p>
          </table:table-cell>
          <table:table-cell ns41:value-type="float" office:value="1528" office:value-type="float">
            <text:p>1528</text:p>
          </table:table-cell>
          <table:table-cell ns41:value-type="float" office:value="147965" office:value-type="float">
            <text:p>147965</text:p>
          </table:table-cell>
          <table:table-cell ns41:value-type="float" office:value="138370" office:value-type="float">
            <text:p>138370</text:p>
          </table:table-cell>
          <table:table-cell ns41:value-type="float" office:value="1405" office:value-type="float">
            <text:p>1405</text:p>
          </table:table-cell>
          <table:table-cell ns41:value-type="float" table:style-name="ce59" office:value="779" office:value-type="float">
            <text:p>77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00927" office:value-type="float">
            <office:annotation draw:style-name="gr1" svg:height="1.165cm" draw:caption-point-y="0.857cm" svg:width="4.503cm" svg:x="8.585cm" draw:caption-point-x="1.303cm" svg:y="6.688cm" draw:text-style-name="P1">
              <dc:creator>CDM</dc:creator>
              <dc:date>2014-12-12T00:00:00</dc:date>
              <text:p text:style-name="P1"><text:span text:style-name="T1">Hieronder 33 keeten; tijdelijk aanwezige woonwagens 10. </text:span></text:p>
            </office:annotation>
            <text:p>100927</text:p>
          </table:table-cell>
          <table:table-cell ns41:value-type="float" office:value="4160" office:value-type="float">
            <text:p>4160</text:p>
          </table:table-cell>
          <table:table-cell ns41:value-type="float" office:value="204" office:value-type="float">
            <text:p>204</text:p>
          </table:table-cell>
          <table:table-cell ns41:value-type="float" office:value="512" office:value-type="float">
            <text:p>512</text:p>
          </table:table-cell>
          <table:table-cell/>
          <table:table-cell ns41:value-type="float" office:value="248973" office:value-type="float">
            <text:p>248973</text:p>
          </table:table-cell>
          <table:table-cell ns41:value-type="float" office:value="250722" office:value-type="float">
            <text:p>250722</text:p>
          </table:table-cell>
          <table:table-cell ns41:value-type="float" office:value="6739" office:value-type="float">
            <text:p>6739</text:p>
          </table:table-cell>
          <table:table-cell ns41:value-type="float" office:value="3101" office:value-type="float">
            <text:p>3101</text:p>
          </table:table-cell>
          <table:table-cell ns41:value-type="float" office:value="255712" office:value-type="float">
            <text:p>255712</text:p>
          </table:table-cell>
          <table:table-cell ns41:value-type="float" office:value="253823" office:value-type="float">
            <text:p>253823</text:p>
          </table:table-cell>
          <table:table-cell ns41:value-type="float" office:value="5906" office:value-type="float">
            <text:p>5906</text:p>
          </table:table-cell>
          <table:table-cell ns41:value-type="float" table:style-name="ce59" office:value="2362" office:value-type="float">
            <text:p>236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75" office:value-type="float">
            <text:p>75</text:p>
          </table:table-cell>
          <table:table-cell ns41:value-type="float" office:value="18" office:value-type="float">
            <text:p>18</text:p>
          </table:table-cell>
          <table:table-cell ns41:value-type="float" office:value="75" office:value-type="float">
            <text:p>75</text:p>
          </table:table-cell>
          <table:table-cell ns41:value-type="float" office:value="18" office:value-type="float">
            <text:p>18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100927" office:value-type="float">
            <office:annotation draw:style-name="gr1" svg:height="1.27cm" draw:caption-point-y="1.306cm" svg:width="4.503cm" svg:x="8.585cm" draw:caption-point-x="1.303cm" svg:y="8.038cm" draw:text-style-name="P1">
              <dc:creator>CDM</dc:creator>
              <dc:date>2014-12-12T00:00:00</dc:date>
              <text:p text:style-name="P1"><text:span text:style-name="T1">Hieronder 33 keeten; tijdelijk aanwezige woonwagens 10. </text:span></text:p>
            </office:annotation>
            <text:p>100927</text:p>
          </table:table-cell>
          <table:table-cell ns41:value-type="float" office:value="4160" office:value-type="float">
            <text:p>4160</text:p>
          </table:table-cell>
          <table:table-cell ns41:value-type="float" office:value="204" office:value-type="float">
            <text:p>204</text:p>
          </table:table-cell>
          <table:table-cell ns41:value-type="float" office:value="512" office:value-type="float">
            <text:p>512</text:p>
          </table:table-cell>
          <table:table-cell/>
          <table:table-cell ns41:value-type="float" office:value="248973" office:value-type="float">
            <text:p>248973</text:p>
          </table:table-cell>
          <table:table-cell ns41:value-type="float" office:value="250722" office:value-type="float">
            <text:p>250722</text:p>
          </table:table-cell>
          <table:table-cell ns41:value-type="float" office:value="6814" office:value-type="float">
            <text:p>6814</text:p>
          </table:table-cell>
          <table:table-cell ns41:value-type="float" office:value="3119" office:value-type="float">
            <text:p>3119</text:p>
          </table:table-cell>
          <table:table-cell ns41:value-type="float" office:value="255787" office:value-type="float">
            <text:p>255787</text:p>
          </table:table-cell>
          <table:table-cell ns41:value-type="float" office:value="253841" office:value-type="float">
            <text:p>253841</text:p>
          </table:table-cell>
          <table:table-cell ns41:value-type="float" office:value="5906" office:value-type="float">
            <text:p>5906</text:p>
          </table:table-cell>
          <table:table-cell ns41:value-type="float" table:style-name="ce59" office:value="2362" office:value-type="float">
            <text:p>236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88" office:value-type="float">
            <text:p>188</text:p>
          </table:table-cell>
          <table:table-cell table:style-name="ce51" table:number-columns-repeated="6"/>
          <table:table-cell ns41:value-type="float" table:style-name="ce51" office:value="465" office:value-type="float">
            <text:p>465</text:p>
          </table:table-cell>
          <table:table-cell ns41:value-type="float" table:style-name="ce60" office:value="321" office:value-type="float">
            <text:p>32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0" table:number-columns-spanned="1" office:value-type="string">
            <text:p>Gelderland</text:p>
          </table:table-cell>
          <table:table-cell ns41:value-type="string" table:number-rows-spanned="1" table:style-name="ce25" table:number-columns-spanned="5" office:value-type="string">
            <text:p>Kom</text:p>
          </table:table-cell>
          <table:covered-table-cell table:style-name="ce34" table:number-columns-repeated="3"/>
          <table:covered-table-cell table:style-name="ce40"/>
          <table:table-cell/>
          <table:table-cell ns41:value-type="float" table:style-name="ce44" office:value="48312" office:value-type="float">
            <text:p>48312</text:p>
          </table:table-cell>
          <table:table-cell ns41:value-type="float" office:value="2296" office:value-type="float">
            <text:p>2296</text:p>
          </table:table-cell>
          <table:table-cell ns41:value-type="float" office:value="160" office:value-type="float">
            <text:p>160</text:p>
          </table:table-cell>
          <table:table-cell ns41:value-type="float" office:value="177" office:value-type="float">
            <text:p>177</text:p>
          </table:table-cell>
          <table:table-cell/>
          <table:table-cell ns41:value-type="float" office:value="111636" office:value-type="float">
            <text:p>111636</text:p>
          </table:table-cell>
          <table:table-cell ns41:value-type="float" office:value="120290" office:value-type="float">
            <text:p>120290</text:p>
          </table:table-cell>
          <table:table-cell ns41:value-type="float" office:value="4836" office:value-type="float">
            <text:p>4836</text:p>
          </table:table-cell>
          <table:table-cell ns41:value-type="float" office:value="4060" office:value-type="float">
            <text:p>4060</text:p>
          </table:table-cell>
          <table:table-cell ns41:value-type="float" office:value="116472" office:value-type="float">
            <text:p>116472</text:p>
          </table:table-cell>
          <table:table-cell ns41:value-type="float" office:value="124350" office:value-type="float">
            <text:p>124350</text:p>
          </table:table-cell>
          <table:table-cell ns41:value-type="float" office:value="4696" office:value-type="float">
            <text:p>4696</text:p>
          </table:table-cell>
          <table:table-cell ns41:value-type="float" table:style-name="ce59" office:value="3312" office:value-type="float">
            <text:p>331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0820" office:value-type="float">
            <text:p>50820</text:p>
          </table:table-cell>
          <table:table-cell ns41:value-type="float" office:value="2033" office:value-type="float">
            <text:p>2033</text:p>
          </table:table-cell>
          <table:table-cell ns41:value-type="float" office:value="74" office:value-type="float">
            <text:p>74</text:p>
          </table:table-cell>
          <table:table-cell ns41:value-type="float" office:value="590" office:value-type="float">
            <text:p>590</text:p>
          </table:table-cell>
          <table:table-cell/>
          <table:table-cell ns41:value-type="float" office:value="137225" office:value-type="float">
            <text:p>137225</text:p>
          </table:table-cell>
          <table:table-cell ns41:value-type="float" office:value="125787" office:value-type="float">
            <text:p>125787</text:p>
          </table:table-cell>
          <table:table-cell ns41:value-type="float" office:value="4996" office:value-type="float">
            <text:p>4996</text:p>
          </table:table-cell>
          <table:table-cell ns41:value-type="float" office:value="3244" office:value-type="float">
            <text:p>3244</text:p>
          </table:table-cell>
          <table:table-cell ns41:value-type="float" office:value="142221" office:value-type="float">
            <text:p>142221</text:p>
          </table:table-cell>
          <table:table-cell ns41:value-type="float" office:value="129031" office:value-type="float">
            <text:p>129031</text:p>
          </table:table-cell>
          <table:table-cell ns41:value-type="float" office:value="2285" office:value-type="float">
            <text:p>2285</text:p>
          </table:table-cell>
          <table:table-cell ns41:value-type="float" table:style-name="ce59" office:value="1904" office:value-type="float">
            <text:p>1904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99132" office:value-type="float">
            <office:annotation draw:style-name="gr1" svg:height="1.215cm" draw:caption-point-y="0.406cm" svg:width="4.727cm" svg:x="8.585cm" draw:caption-point-x="1.303cm" svg:y="10.737cm" draw:text-style-name="P1">
              <dc:creator>CDM</dc:creator>
              <dc:date>2014-12-12T00:00:00</dc:date>
              <text:p text:style-name="P1"><text:span text:style-name="T1">Benevens 4 woonwagens. </text:span></text:p>
            </office:annotation>
            <text:p>99132</text:p>
          </table:table-cell>
          <table:table-cell ns41:value-type="float" office:value="4329" office:value-type="float">
            <text:p>4329</text:p>
          </table:table-cell>
          <table:table-cell ns41:value-type="float" office:value="234" office:value-type="float">
            <text:p>234</text:p>
          </table:table-cell>
          <table:table-cell ns41:value-type="float" office:value="767" office:value-type="float">
            <text:p>767</text:p>
          </table:table-cell>
          <table:table-cell/>
          <table:table-cell ns41:value-type="float" office:value="248861" office:value-type="float">
            <text:p>248861</text:p>
          </table:table-cell>
          <table:table-cell ns41:value-type="float" office:value="246077" office:value-type="float">
            <text:p>246077</text:p>
          </table:table-cell>
          <table:table-cell ns41:value-type="float" office:value="9832" office:value-type="float">
            <text:p>9832</text:p>
          </table:table-cell>
          <table:table-cell ns41:value-type="float" office:value="7304" office:value-type="float">
            <text:p>7304</text:p>
          </table:table-cell>
          <table:table-cell ns41:value-type="float" office:value="258693" office:value-type="float">
            <text:p>258693</text:p>
          </table:table-cell>
          <table:table-cell ns41:value-type="float" office:value="253381" office:value-type="float">
            <text:p>253381</text:p>
          </table:table-cell>
          <table:table-cell ns41:value-type="float" office:value="6981" office:value-type="float">
            <text:p>6981</text:p>
          </table:table-cell>
          <table:table-cell ns41:value-type="float" table:style-name="ce59" office:value="5216" office:value-type="float">
            <text:p>521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96" office:value-type="float">
            <text:p>96</text:p>
          </table:table-cell>
          <table:table-cell ns41:value-type="float" office:value="32" office:value-type="float">
            <text:p>32</text:p>
          </table:table-cell>
          <table:table-cell ns41:value-type="float" office:value="96" office:value-type="float">
            <text:p>96</text:p>
          </table:table-cell>
          <table:table-cell ns41:value-type="float" office:value="32" office:value-type="float">
            <text:p>3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99132" office:value-type="float">
            <office:annotation draw:style-name="gr1" svg:height="1.217cm" draw:caption-point-y="-0.044cm" svg:width="4.727cm" svg:x="8.585cm" draw:caption-point-x="1.303cm" svg:y="12.986cm" draw:text-style-name="P1">
              <dc:creator>CDM</dc:creator>
              <dc:date>2014-12-12T00:00:00</dc:date>
              <text:p text:style-name="P1"><text:span text:style-name="T1">Benevens 4 woonwagens. </text:span></text:p>
            </office:annotation>
            <text:p>99132</text:p>
          </table:table-cell>
          <table:table-cell ns41:value-type="float" office:value="4329" office:value-type="float">
            <text:p>4329</text:p>
          </table:table-cell>
          <table:table-cell ns41:value-type="float" office:value="234" office:value-type="float">
            <text:p>234</text:p>
          </table:table-cell>
          <table:table-cell ns41:value-type="float" office:value="767" office:value-type="float">
            <text:p>767</text:p>
          </table:table-cell>
          <table:table-cell/>
          <table:table-cell ns41:value-type="float" office:value="248861" office:value-type="float">
            <text:p>248861</text:p>
          </table:table-cell>
          <table:table-cell ns41:value-type="float" office:value="246077" office:value-type="float">
            <text:p>246077</text:p>
          </table:table-cell>
          <table:table-cell ns41:value-type="float" office:value="9928" office:value-type="float">
            <text:p>9928</text:p>
          </table:table-cell>
          <table:table-cell ns41:value-type="float" office:value="7336" office:value-type="float">
            <text:p>7336</text:p>
          </table:table-cell>
          <table:table-cell ns41:value-type="float" office:value="258789" office:value-type="float">
            <text:p>258789</text:p>
          </table:table-cell>
          <table:table-cell ns41:value-type="float" office:value="253413" office:value-type="float">
            <text:p>253413</text:p>
          </table:table-cell>
          <table:table-cell ns41:value-type="float" office:value="6981" office:value-type="float">
            <text:p>6981</text:p>
          </table:table-cell>
          <table:table-cell ns41:value-type="float" table:style-name="ce59" office:value="5216" office:value-type="float">
            <text:p>521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462" office:value-type="float">
            <text:p>462</text:p>
          </table:table-cell>
          <table:table-cell table:style-name="ce51" table:number-columns-repeated="6"/>
          <table:table-cell ns41:value-type="float" table:style-name="ce51" office:value="1361" office:value-type="float">
            <text:p>1361</text:p>
          </table:table-cell>
          <table:table-cell ns41:value-type="float" table:style-name="ce60" office:value="792" office:value-type="float">
            <text:p>792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0" table:number-columns-spanned="1" office:value-type="string">
            <text:p>Zuidholland</text:p>
          </table:table-cell>
          <table:table-cell ns41:value-type="string" table:number-rows-spanned="1" table:style-name="ce25" table:number-columns-spanned="5" office:value-type="string">
            <text:p>Kom</text:p>
          </table:table-cell>
          <table:covered-table-cell table:style-name="ce34" table:number-columns-repeated="3"/>
          <table:covered-table-cell table:style-name="ce40"/>
          <table:table-cell/>
          <table:table-cell ns41:value-type="float" table:style-name="ce44" office:value="122227" office:value-type="float">
            <text:p>122227</text:p>
          </table:table-cell>
          <table:table-cell ns41:value-type="float" office:value="5894" office:value-type="float">
            <text:p>5894</text:p>
          </table:table-cell>
          <table:table-cell ns41:value-type="float" office:value="904" office:value-type="float">
            <text:p>904</text:p>
          </table:table-cell>
          <table:table-cell ns41:value-type="float" office:value="1138" office:value-type="float">
            <text:p>1138</text:p>
          </table:table-cell>
          <table:table-cell/>
          <table:table-cell ns41:value-type="float" office:value="330102" office:value-type="float">
            <text:p>330102</text:p>
          </table:table-cell>
          <table:table-cell ns41:value-type="float" office:value="374989" office:value-type="float">
            <text:p>374989</text:p>
          </table:table-cell>
          <table:table-cell ns41:value-type="float" office:value="14885" office:value-type="float">
            <text:p>14885</text:p>
          </table:table-cell>
          <table:table-cell ns41:value-type="float" office:value="9599" office:value-type="float">
            <text:p>9599</text:p>
          </table:table-cell>
          <table:table-cell ns41:value-type="float" office:value="344987" office:value-type="float">
            <text:p>344987</text:p>
          </table:table-cell>
          <table:table-cell ns41:value-type="float" office:value="384588" office:value-type="float">
            <text:p>384588</text:p>
          </table:table-cell>
          <table:table-cell ns41:value-type="float" office:value="11830" office:value-type="float">
            <text:p>11830</text:p>
          </table:table-cell>
          <table:table-cell ns41:value-type="float" table:style-name="ce59" office:value="8705" office:value-type="float">
            <text:p>870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3871" office:value-type="float">
            <office:annotation draw:style-name="gr1" svg:height="0.952cm" draw:caption-point-y="-0.043cm" svg:width="4.503cm" svg:x="8.585cm" draw:caption-point-x="1.303cm" svg:y="14.335cm" draw:text-style-name="P1">
              <dc:creator>CDM</dc:creator>
              <dc:date>2014-12-12T00:00:00</dc:date>
              <text:p text:style-name="P1"><text:span text:style-name="T1">Hieronder 34 keeten. </text:span></text:p>
            </office:annotation>
            <text:p>43871</text:p>
          </table:table-cell>
          <table:table-cell ns41:value-type="float" office:value="2174" office:value-type="float">
            <text:p>2174</text:p>
          </table:table-cell>
          <table:table-cell ns41:value-type="float" office:value="117" office:value-type="float">
            <text:p>117</text:p>
          </table:table-cell>
          <table:table-cell ns41:value-type="float" office:value="188" office:value-type="float">
            <text:p>188</text:p>
          </table:table-cell>
          <table:table-cell/>
          <table:table-cell ns41:value-type="float" office:value="107571" office:value-type="float">
            <text:p>107571</text:p>
          </table:table-cell>
          <table:table-cell ns41:value-type="float" office:value="105375" office:value-type="float">
            <text:p>105375</text:p>
          </table:table-cell>
          <table:table-cell ns41:value-type="float" office:value="3679" office:value-type="float">
            <text:p>3679</text:p>
          </table:table-cell>
          <table:table-cell ns41:value-type="float" office:value="3153" office:value-type="float">
            <text:p>3153</text:p>
          </table:table-cell>
          <table:table-cell ns41:value-type="float" office:value="111250" office:value-type="float">
            <text:p>111250</text:p>
          </table:table-cell>
          <table:table-cell ns41:value-type="float" office:value="108528" office:value-type="float">
            <text:p>108528</text:p>
          </table:table-cell>
          <table:table-cell ns41:value-type="float" office:value="3043" office:value-type="float">
            <text:p>3043</text:p>
          </table:table-cell>
          <table:table-cell ns41:value-type="float" table:style-name="ce59" office:value="2852" office:value-type="float">
            <text:p>285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66098" office:value-type="float">
            <office:annotation draw:style-name="gr1" svg:height="0.95cm" draw:caption-point-y="-0.043cm" svg:width="4.503cm" svg:x="8.585cm" draw:caption-point-x="1.303cm" svg:y="14.785cm" draw:text-style-name="P1">
              <dc:creator>CDM</dc:creator>
              <dc:date>2014-12-12T00:00:00</dc:date>
              <text:p text:style-name="P1"><text:span text:style-name="T1">Hieronder 34 keeten. </text:span></text:p>
            </office:annotation>
            <text:p>166098</text:p>
          </table:table-cell>
          <table:table-cell ns41:value-type="float" office:value="8068" office:value-type="float">
            <text:p>8068</text:p>
          </table:table-cell>
          <table:table-cell ns41:value-type="float" office:value="1021" office:value-type="float">
            <text:p>1021</text:p>
          </table:table-cell>
          <table:table-cell ns41:value-type="float" office:value="1326" office:value-type="float">
            <text:p>1326</text:p>
          </table:table-cell>
          <table:table-cell/>
          <table:table-cell ns41:value-type="float" office:value="437673" office:value-type="float">
            <text:p>437673</text:p>
          </table:table-cell>
          <table:table-cell ns41:value-type="float" office:value="480364" office:value-type="float">
            <text:p>480364</text:p>
          </table:table-cell>
          <table:table-cell ns41:value-type="float" office:value="18564" office:value-type="float">
            <text:p>18564</text:p>
          </table:table-cell>
          <table:table-cell ns41:value-type="float" office:value="12752" office:value-type="float">
            <text:p>12752</text:p>
          </table:table-cell>
          <table:table-cell ns41:value-type="float" office:value="456237" office:value-type="float">
            <text:p>456237</text:p>
          </table:table-cell>
          <table:table-cell ns41:value-type="float" office:value="493116" office:value-type="float">
            <text:p>493116</text:p>
          </table:table-cell>
          <table:table-cell ns41:value-type="float" office:value="14873" office:value-type="float">
            <text:p>14873</text:p>
          </table:table-cell>
          <table:table-cell ns41:value-type="float" table:style-name="ce59" office:value="11557" office:value-type="float">
            <text:p>1155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218" office:value-type="float">
            <text:p>218</text:p>
          </table:table-cell>
          <table:table-cell ns41:value-type="float" office:value="70" office:value-type="float">
            <text:p>70</text:p>
          </table:table-cell>
          <table:table-cell ns41:value-type="float" office:value="218" office:value-type="float">
            <text:p>218</text:p>
          </table:table-cell>
          <table:table-cell ns41:value-type="float" office:value="70" office:value-type="float">
            <text:p>7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166098" office:value-type="float">
            <office:annotation draw:style-name="gr1" svg:height="0.952cm" draw:caption-point-y="-0.493cm" svg:width="4.503cm" svg:x="8.585cm" draw:caption-point-x="1.303cm" svg:y="17.034cm" draw:text-style-name="P1">
              <dc:creator>CDM</dc:creator>
              <dc:date>2014-12-12T00:00:00</dc:date>
              <text:p text:style-name="P1"><text:span text:style-name="T1">Hieronder 34 keeten. </text:span></text:p>
            </office:annotation>
            <text:p>166098</text:p>
          </table:table-cell>
          <table:table-cell ns41:value-type="float" office:value="8068" office:value-type="float">
            <text:p>8068</text:p>
          </table:table-cell>
          <table:table-cell ns41:value-type="float" office:value="1021" office:value-type="float">
            <text:p>1021</text:p>
          </table:table-cell>
          <table:table-cell ns41:value-type="float" office:value="1326" office:value-type="float">
            <text:p>1326</text:p>
          </table:table-cell>
          <table:table-cell/>
          <table:table-cell ns41:value-type="float" office:value="437673" office:value-type="float">
            <text:p>437673</text:p>
          </table:table-cell>
          <table:table-cell ns41:value-type="float" office:value="480364" office:value-type="float">
            <text:p>480364</text:p>
          </table:table-cell>
          <table:table-cell ns41:value-type="float" office:value="18782" office:value-type="float">
            <text:p>18782</text:p>
          </table:table-cell>
          <table:table-cell ns41:value-type="float" office:value="12822" office:value-type="float">
            <text:p>12822</text:p>
          </table:table-cell>
          <table:table-cell ns41:value-type="float" office:value="456455" office:value-type="float">
            <text:p>456455</text:p>
          </table:table-cell>
          <table:table-cell ns41:value-type="float" office:value="493186" office:value-type="float">
            <text:p>493186</text:p>
          </table:table-cell>
          <table:table-cell ns41:value-type="float" office:value="14873" office:value-type="float">
            <text:p>14873</text:p>
          </table:table-cell>
          <table:table-cell ns41:value-type="float" table:style-name="ce59" office:value="11557" office:value-type="float">
            <text:p>1155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562" office:value-type="float">
            <office:annotation draw:style-name="gr1" svg:height="1.005cm" draw:caption-point-y="-0.493cm" svg:width="3.581cm" svg:x="14.29cm" draw:caption-point-x="0.857cm" svg:y="17.483cm" draw:text-style-name="P1">
              <dc:creator>CDM</dc:creator>
              <dc:date>2014-12-12T00:00:00</dc:date>
              <text:p text:style-name="P1"><text:span text:style-name="T1">Hieronder 1 reiswagen. </text:span></text:p>
            </office:annotation>
            <text:p>1562</text:p>
          </table:table-cell>
          <table:table-cell table:style-name="ce51" table:number-columns-repeated="6"/>
          <table:table-cell ns41:value-type="float" table:style-name="ce51" office:value="4243" office:value-type="float">
            <text:p>4243</text:p>
          </table:table-cell>
          <table:table-cell ns41:value-type="float" table:style-name="ce60" office:value="2421" office:value-type="float">
            <text:p>242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Noordholland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89846" office:value-type="float">
            <text:p>89846</text:p>
          </table:table-cell>
          <table:table-cell ns41:value-type="float" office:value="4950" office:value-type="float">
            <text:p>4950</text:p>
          </table:table-cell>
          <table:table-cell ns41:value-type="float" office:value="371" office:value-type="float">
            <text:p>371</text:p>
          </table:table-cell>
          <table:table-cell ns41:value-type="float" office:value="435" office:value-type="float">
            <text:p>435</text:p>
          </table:table-cell>
          <table:table-cell/>
          <table:table-cell ns41:value-type="float" office:value="321560" office:value-type="float">
            <text:p>321560</text:p>
          </table:table-cell>
          <table:table-cell ns41:value-type="float" office:value="357719" office:value-type="float">
            <text:p>357719</text:p>
          </table:table-cell>
          <table:table-cell ns41:value-type="float" office:value="12454" office:value-type="float">
            <text:p>12454</text:p>
          </table:table-cell>
          <table:table-cell ns41:value-type="float" office:value="8703" office:value-type="float">
            <text:p>8703</text:p>
          </table:table-cell>
          <table:table-cell ns41:value-type="float" office:value="334014" office:value-type="float">
            <text:p>334014</text:p>
          </table:table-cell>
          <table:table-cell ns41:value-type="float" office:value="366422" office:value-type="float">
            <text:p>366422</text:p>
          </table:table-cell>
          <table:table-cell ns41:value-type="float" office:value="9556" office:value-type="float">
            <text:p>9556</text:p>
          </table:table-cell>
          <table:table-cell ns41:value-type="float" table:style-name="ce59" office:value="7609" office:value-type="float">
            <text:p>760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5064" office:value-type="float">
            <office:annotation draw:style-name="gr1" svg:height="1.003cm" draw:caption-point-y="-0.493cm" svg:width="4.503cm" svg:x="8.585cm" draw:caption-point-x="1.303cm" svg:y="18.383cm" draw:text-style-name="P1">
              <dc:creator>CDM</dc:creator>
              <dc:date>2014-12-12T00:00:00</dc:date>
              <text:p text:style-name="P1"><text:span text:style-name="T1">Hieronder 2 keeten. </text:span></text:p>
            </office:annotation>
            <text:p>25064</text:p>
          </table:table-cell>
          <table:table-cell ns41:value-type="float" office:value="1232" office:value-type="float">
            <text:p>1232</text:p>
          </table:table-cell>
          <table:table-cell ns41:value-type="float" office:value="38" office:value-type="float">
            <text:p>38</text:p>
          </table:table-cell>
          <table:table-cell ns41:value-type="float" office:value="280" office:value-type="float">
            <office:annotation draw:style-name="gr1" svg:height="0.951cm" draw:caption-point-y="-0.493cm" svg:width="3.135cm" svg:x="13.087cm" draw:caption-point-x="0.857cm" svg:y="18.383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280</text:p>
          </table:table-cell>
          <table:table-cell/>
          <table:table-cell ns41:value-type="float" office:value="63640" office:value-type="float">
            <text:p>63640</text:p>
          </table:table-cell>
          <table:table-cell ns41:value-type="float" office:value="60599" office:value-type="float">
            <text:p>60599</text:p>
          </table:table-cell>
          <table:table-cell ns41:value-type="float" office:value="2834" office:value-type="float">
            <text:p>2834</text:p>
          </table:table-cell>
          <table:table-cell ns41:value-type="float" office:value="1785" office:value-type="float">
            <text:p>1785</text:p>
          </table:table-cell>
          <table:table-cell ns41:value-type="float" office:value="66474" office:value-type="float">
            <text:p>66474</text:p>
          </table:table-cell>
          <table:table-cell ns41:value-type="float" office:value="62384" office:value-type="float">
            <text:p>62384</text:p>
          </table:table-cell>
          <table:table-cell ns41:value-type="float" office:value="1896" office:value-type="float">
            <text:p>1896</text:p>
          </table:table-cell>
          <table:table-cell ns41:value-type="float" table:style-name="ce59" office:value="1428" office:value-type="float">
            <text:p>1428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14910" office:value-type="float">
            <office:annotation draw:style-name="gr1" svg:height="1.007cm" draw:caption-point-y="-0.44cm" svg:width="4.503cm" svg:x="8.585cm" draw:caption-point-x="1.303cm" svg:y="18.78cm" draw:text-style-name="P1">
              <dc:creator>CDM</dc:creator>
              <dc:date>2014-12-12T00:00:00</dc:date>
              <text:p text:style-name="P1"><text:span text:style-name="T1">Hieronder 2 keeten. </text:span></text:p>
            </office:annotation>
            <text:p>114910</text:p>
          </table:table-cell>
          <table:table-cell ns41:value-type="float" office:value="6182" office:value-type="float">
            <text:p>6182</text:p>
          </table:table-cell>
          <table:table-cell ns41:value-type="float" office:value="409" office:value-type="float">
            <text:p>409</text:p>
          </table:table-cell>
          <table:table-cell ns41:value-type="float" office:value="715" office:value-type="float">
            <office:annotation draw:style-name="gr1" svg:height="0.954cm" draw:caption-point-y="-0.44cm" svg:width="3.135cm" svg:x="13.087cm" draw:caption-point-x="0.857cm" svg:y="18.78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715</text:p>
          </table:table-cell>
          <table:table-cell/>
          <table:table-cell ns41:value-type="float" office:value="385200" office:value-type="float">
            <text:p>385200</text:p>
          </table:table-cell>
          <table:table-cell ns41:value-type="float" office:value="418318" office:value-type="float">
            <text:p>418318</text:p>
          </table:table-cell>
          <table:table-cell ns41:value-type="float" office:value="15288" office:value-type="float">
            <text:p>15288</text:p>
          </table:table-cell>
          <table:table-cell ns41:value-type="float" office:value="10488" office:value-type="float">
            <text:p>10488</text:p>
          </table:table-cell>
          <table:table-cell ns41:value-type="float" office:value="400488" office:value-type="float">
            <text:p>400488</text:p>
          </table:table-cell>
          <table:table-cell ns41:value-type="float" office:value="428806" office:value-type="float">
            <text:p>428806</text:p>
          </table:table-cell>
          <table:table-cell ns41:value-type="float" office:value="11452" office:value-type="float">
            <text:p>11452</text:p>
          </table:table-cell>
          <table:table-cell ns41:value-type="float" table:style-name="ce59" office:value="9037" office:value-type="float">
            <text:p>903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143" office:value-type="float">
            <text:p>143</text:p>
          </table:table-cell>
          <table:table-cell ns41:value-type="float" office:value="52" office:value-type="float">
            <text:p>52</text:p>
          </table:table-cell>
          <table:table-cell ns41:value-type="float" office:value="143" office:value-type="float">
            <text:p>143</text:p>
          </table:table-cell>
          <table:table-cell ns41:value-type="float" office:value="52" office:value-type="float">
            <text:p>5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114910" office:value-type="float">
            <office:annotation draw:style-name="gr1" svg:height="1.005cm" draw:caption-point-y="-0.943cm" svg:width="4.503cm" svg:x="8.585cm" draw:caption-point-x="1.303cm" svg:y="21.082cm" draw:text-style-name="P1">
              <dc:creator>CDM</dc:creator>
              <dc:date>2014-12-12T00:00:00</dc:date>
              <text:p text:style-name="P1"><text:span text:style-name="T1">Hieronder 2 keeten. </text:span></text:p>
            </office:annotation>
            <text:p>114910</text:p>
          </table:table-cell>
          <table:table-cell ns41:value-type="float" office:value="6182" office:value-type="float">
            <text:p>6182</text:p>
          </table:table-cell>
          <table:table-cell ns41:value-type="float" office:value="409" office:value-type="float">
            <text:p>409</text:p>
          </table:table-cell>
          <table:table-cell ns41:value-type="float" office:value="715" office:value-type="float">
            <office:annotation draw:style-name="gr1" svg:height="0.952cm" draw:caption-point-y="-0.943cm" svg:width="3.135cm" svg:x="13.087cm" draw:caption-point-x="0.857cm" svg:y="21.082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715</text:p>
          </table:table-cell>
          <table:table-cell/>
          <table:table-cell ns41:value-type="float" office:value="385200" office:value-type="float">
            <text:p>385200</text:p>
          </table:table-cell>
          <table:table-cell ns41:value-type="float" office:value="418318" office:value-type="float">
            <text:p>418318</text:p>
          </table:table-cell>
          <table:table-cell ns41:value-type="float" office:value="15431" office:value-type="float">
            <text:p>15431</text:p>
          </table:table-cell>
          <table:table-cell ns41:value-type="float" office:value="10540" office:value-type="float">
            <text:p>10540</text:p>
          </table:table-cell>
          <table:table-cell ns41:value-type="float" office:value="400631" office:value-type="float">
            <text:p>400631</text:p>
          </table:table-cell>
          <table:table-cell ns41:value-type="float" office:value="428858" office:value-type="float">
            <text:p>428858</text:p>
          </table:table-cell>
          <table:table-cell ns41:value-type="float" office:value="11452" office:value-type="float">
            <text:p>11452</text:p>
          </table:table-cell>
          <table:table-cell ns41:value-type="float" table:style-name="ce59" office:value="9037" office:value-type="float">
            <text:p>903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928" office:value-type="float">
            <text:p>928</text:p>
          </table:table-cell>
          <table:table-cell table:style-name="ce51" table:number-columns-repeated="6"/>
          <table:table-cell ns41:value-type="float" table:style-name="ce51" office:value="2812" office:value-type="float">
            <text:p>2812</text:p>
          </table:table-cell>
          <table:table-cell ns41:value-type="float" table:style-name="ce60" office:value="1431" office:value-type="float">
            <text:p>143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Zeeland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5851" office:value-type="float">
            <text:p>25851</text:p>
          </table:table-cell>
          <table:table-cell ns41:value-type="float" office:value="944" office:value-type="float">
            <text:p>944</text:p>
          </table:table-cell>
          <table:table-cell ns41:value-type="float" office:value="48" office:value-type="float">
            <text:p>48</text:p>
          </table:table-cell>
          <table:table-cell ns41:value-type="float" office:value="136" office:value-type="float">
            <text:p>136</text:p>
          </table:table-cell>
          <table:table-cell/>
          <table:table-cell ns41:value-type="float" office:value="62020" office:value-type="float">
            <text:p>62020</text:p>
          </table:table-cell>
          <table:table-cell ns41:value-type="float" office:value="66767" office:value-type="float">
            <text:p>66767</text:p>
          </table:table-cell>
          <table:table-cell ns41:value-type="float" office:value="2487" office:value-type="float">
            <text:p>2487</text:p>
          </table:table-cell>
          <table:table-cell ns41:value-type="float" office:value="1504" office:value-type="float">
            <text:p>1504</text:p>
          </table:table-cell>
          <table:table-cell ns41:value-type="float" office:value="64507" office:value-type="float">
            <text:p>64507</text:p>
          </table:table-cell>
          <table:table-cell ns41:value-type="float" office:value="68271" office:value-type="float">
            <text:p>68271</text:p>
          </table:table-cell>
          <table:table-cell ns41:value-type="float" office:value="1999" office:value-type="float">
            <text:p>1999</text:p>
          </table:table-cell>
          <table:table-cell ns41:value-type="float" table:style-name="ce59" office:value="1382" office:value-type="float">
            <text:p>138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2214" office:value-type="float">
            <text:p>12214</text:p>
          </table:table-cell>
          <table:table-cell ns41:value-type="float" office:value="471" office:value-type="float">
            <text:p>471</text:p>
          </table:table-cell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/>
          <table:table-cell ns41:value-type="float" office:value="32875" office:value-type="float">
            <text:p>32875</text:p>
          </table:table-cell>
          <table:table-cell ns41:value-type="float" office:value="32088" office:value-type="float">
            <text:p>32088</text:p>
          </table:table-cell>
          <table:table-cell ns41:value-type="float" office:value="867" office:value-type="float">
            <text:p>867</text:p>
          </table:table-cell>
          <table:table-cell ns41:value-type="float" office:value="603" office:value-type="float">
            <text:p>603</text:p>
          </table:table-cell>
          <table:table-cell ns41:value-type="float" office:value="33742" office:value-type="float">
            <text:p>33742</text:p>
          </table:table-cell>
          <table:table-cell ns41:value-type="float" office:value="32691" office:value-type="float">
            <text:p>32691</text:p>
          </table:table-cell>
          <table:table-cell ns41:value-type="float" office:value="731" office:value-type="float">
            <text:p>731</text:p>
          </table:table-cell>
          <table:table-cell ns41:value-type="float" table:style-name="ce59" office:value="611" office:value-type="float">
            <text:p>61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38065" office:value-type="float">
            <text:p>38065</text:p>
          </table:table-cell>
          <table:table-cell ns41:value-type="float" office:value="1415" office:value-type="float">
            <text:p>1415</text:p>
          </table:table-cell>
          <table:table-cell ns41:value-type="float" office:value="50" office:value-type="float">
            <text:p>50</text:p>
          </table:table-cell>
          <table:table-cell ns41:value-type="float" office:value="172" office:value-type="float">
            <text:p>172</text:p>
          </table:table-cell>
          <table:table-cell/>
          <table:table-cell ns41:value-type="float" office:value="94895" office:value-type="float">
            <text:p>94895</text:p>
          </table:table-cell>
          <table:table-cell ns41:value-type="float" office:value="98855" office:value-type="float">
            <text:p>98855</text:p>
          </table:table-cell>
          <table:table-cell ns41:value-type="float" office:value="3354" office:value-type="float">
            <text:p>3354</text:p>
          </table:table-cell>
          <table:table-cell ns41:value-type="float" office:value="2107" office:value-type="float">
            <text:p>2107</text:p>
          </table:table-cell>
          <table:table-cell ns41:value-type="float" office:value="98249" office:value-type="float">
            <text:p>98249</text:p>
          </table:table-cell>
          <table:table-cell ns41:value-type="float" office:value="100962" office:value-type="float">
            <text:p>100962</text:p>
          </table:table-cell>
          <table:table-cell ns41:value-type="float" office:value="2730" office:value-type="float">
            <text:p>2730</text:p>
          </table:table-cell>
          <table:table-cell ns41:value-type="float" table:style-name="ce59" office:value="1993" office:value-type="float">
            <text:p>199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38065" office:value-type="float">
            <text:p>38065</text:p>
          </table:table-cell>
          <table:table-cell ns41:value-type="float" office:value="1415" office:value-type="float">
            <text:p>1415</text:p>
          </table:table-cell>
          <table:table-cell ns41:value-type="float" office:value="50" office:value-type="float">
            <text:p>50</text:p>
          </table:table-cell>
          <table:table-cell ns41:value-type="float" office:value="172" office:value-type="float">
            <text:p>172</text:p>
          </table:table-cell>
          <table:table-cell/>
          <table:table-cell ns41:value-type="float" office:value="94895" office:value-type="float">
            <text:p>94895</text:p>
          </table:table-cell>
          <table:table-cell ns41:value-type="float" office:value="98855" office:value-type="float">
            <text:p>98855</text:p>
          </table:table-cell>
          <table:table-cell ns41:value-type="float" office:value="3375" office:value-type="float">
            <text:p>3375</text:p>
          </table:table-cell>
          <table:table-cell ns41:value-type="float" office:value="2109" office:value-type="float">
            <text:p>2109</text:p>
          </table:table-cell>
          <table:table-cell ns41:value-type="float" office:value="98270" office:value-type="float">
            <text:p>98270</text:p>
          </table:table-cell>
          <table:table-cell ns41:value-type="float" office:value="100964" office:value-type="float">
            <text:p>100964</text:p>
          </table:table-cell>
          <table:table-cell ns41:value-type="float" office:value="2730" office:value-type="float">
            <text:p>2730</text:p>
          </table:table-cell>
          <table:table-cell ns41:value-type="float" table:style-name="ce59" office:value="1993" office:value-type="float">
            <text:p>199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274" office:value-type="float">
            <text:p>274</text:p>
          </table:table-cell>
          <table:table-cell table:style-name="ce51" table:number-columns-repeated="6"/>
          <table:table-cell ns41:value-type="float" table:style-name="ce51" office:value="855" office:value-type="float">
            <text:p>855</text:p>
          </table:table-cell>
          <table:table-cell ns41:value-type="float" table:style-name="ce60" office:value="324" office:value-type="float">
            <text:p>324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Utrecht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6621" office:value-type="float">
            <office:annotation draw:style-name="gr1" svg:height="0.954cm" draw:caption-point-y="-1.34cm" svg:width="4.698cm" svg:x="8.585cm" draw:caption-point-x="1.303cm" svg:y="25.977cm" draw:text-style-name="P1">
              <dc:creator>CDM</dc:creator>
              <dc:date>2014-12-12T00:00:00</dc:date>
              <text:p text:style-name="P1"><text:span text:style-name="T1">Hieronder 2 woonwagens.</text:span></text:p>
            </office:annotation>
            <text:p>26621</text:p>
          </table:table-cell>
          <table:table-cell ns41:value-type="float" office:value="1508" office:value-type="float">
            <text:p>1508</text:p>
          </table:table-cell>
          <table:table-cell ns41:value-type="float" office:value="72" office:value-type="float">
            <text:p>72</text:p>
          </table:table-cell>
          <table:table-cell ns41:value-type="float" office:value="95" office:value-type="float">
            <text:p>95</text:p>
          </table:table-cell>
          <table:table-cell/>
          <table:table-cell ns41:value-type="float" office:value="62450" office:value-type="float">
            <text:p>62450</text:p>
          </table:table-cell>
          <table:table-cell ns41:value-type="float" office:value="69372" office:value-type="float">
            <text:p>69372</text:p>
          </table:table-cell>
          <table:table-cell ns41:value-type="float" office:value="2869" office:value-type="float">
            <text:p>2869</text:p>
          </table:table-cell>
          <table:table-cell ns41:value-type="float" office:value="2082" office:value-type="float">
            <text:p>2082</text:p>
          </table:table-cell>
          <table:table-cell ns41:value-type="float" office:value="65319" office:value-type="float">
            <text:p>65319</text:p>
          </table:table-cell>
          <table:table-cell ns41:value-type="float" office:value="71454" office:value-type="float">
            <text:p>71454</text:p>
          </table:table-cell>
          <table:table-cell ns41:value-type="float" office:value="2786" office:value-type="float">
            <text:p>2786</text:p>
          </table:table-cell>
          <table:table-cell ns41:value-type="float" table:style-name="ce59" office:value="1851" office:value-type="float">
            <text:p>185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6677" office:value-type="float">
            <office:annotation draw:style-name="gr1" svg:height="1.296cm" draw:caption-point-y="-0.89cm" svg:width="4.503cm" svg:x="8.585cm" draw:caption-point-x="1.303cm" svg:y="25.977cm" draw:text-style-name="P1">
              <dc:creator>CDM</dc:creator>
              <dc:date>2014-12-12T00:00:00</dc:date>
              <text:p text:style-name="P1"><text:span text:style-name="T1">Hieronder 4 woonwagens en 46 keeten. </text:span></text:p>
            </office:annotation>
            <text:p>16677</text:p>
          </table:table-cell>
          <table:table-cell ns41:value-type="float" office:value="803" office:value-type="float">
            <text:p>803</text:p>
          </table:table-cell>
          <table:table-cell ns41:value-type="float" office:value="33" office:value-type="float">
            <text:p>33</text:p>
          </table:table-cell>
          <table:table-cell ns41:value-type="float" office:value="118" office:value-type="float">
            <text:p>118</text:p>
          </table:table-cell>
          <table:table-cell/>
          <table:table-cell ns41:value-type="float" office:value="42002" office:value-type="float">
            <text:p>42002</text:p>
          </table:table-cell>
          <table:table-cell ns41:value-type="float" office:value="39275" office:value-type="float">
            <text:p>39275</text:p>
          </table:table-cell>
          <table:table-cell ns41:value-type="float" office:value="1721" office:value-type="float">
            <text:p>1721</text:p>
          </table:table-cell>
          <table:table-cell ns41:value-type="float" office:value="1156" office:value-type="float">
            <text:p>1156</text:p>
          </table:table-cell>
          <table:table-cell ns41:value-type="float" office:value="43723" office:value-type="float">
            <text:p>43723</text:p>
          </table:table-cell>
          <table:table-cell ns41:value-type="float" office:value="40431" office:value-type="float">
            <text:p>40431</text:p>
          </table:table-cell>
          <table:table-cell ns41:value-type="float" office:value="1200" office:value-type="float">
            <text:p>1200</text:p>
          </table:table-cell>
          <table:table-cell ns41:value-type="float" table:style-name="ce59" office:value="949" office:value-type="float">
            <text:p>94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3298" office:value-type="float">
            <office:annotation draw:style-name="gr1" svg:height="1.296cm" draw:caption-point-y="-0.493cm" svg:width="4.503cm" svg:x="8.585cm" draw:caption-point-x="1.303cm" svg:y="26.03cm" draw:text-style-name="P1">
              <dc:creator>CDM</dc:creator>
              <dc:date>2014-12-12T00:00:00</dc:date>
              <text:p text:style-name="P1"><text:span text:style-name="T1">Hieronder 6 woonwagens en 46 keeten. </text:span></text:p>
            </office:annotation>
            <text:p>43298</text:p>
          </table:table-cell>
          <table:table-cell ns41:value-type="float" office:value="2311" office:value-type="float">
            <text:p>2311</text:p>
          </table:table-cell>
          <table:table-cell ns41:value-type="float" office:value="105" office:value-type="float">
            <text:p>105</text:p>
          </table:table-cell>
          <table:table-cell ns41:value-type="float" office:value="213" office:value-type="float">
            <text:p>213</text:p>
          </table:table-cell>
          <table:table-cell/>
          <table:table-cell ns41:value-type="float" office:value="104452" office:value-type="float">
            <text:p>104452</text:p>
          </table:table-cell>
          <table:table-cell ns41:value-type="float" office:value="108647" office:value-type="float">
            <text:p>108647</text:p>
          </table:table-cell>
          <table:table-cell ns41:value-type="float" office:value="4590" office:value-type="float">
            <text:p>4590</text:p>
          </table:table-cell>
          <table:table-cell ns41:value-type="float" office:value="3238" office:value-type="float">
            <text:p>3238</text:p>
          </table:table-cell>
          <table:table-cell ns41:value-type="float" office:value="109042" office:value-type="float">
            <text:p>109042</text:p>
          </table:table-cell>
          <table:table-cell ns41:value-type="float" office:value="111885" office:value-type="float">
            <text:p>111885</text:p>
          </table:table-cell>
          <table:table-cell ns41:value-type="float" office:value="3986" office:value-type="float">
            <text:p>3986</text:p>
          </table:table-cell>
          <table:table-cell ns41:value-type="float" table:style-name="ce59" office:value="2800" office:value-type="float">
            <text:p>280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58" office:value-type="float">
            <text:p>58</text:p>
          </table:table-cell>
          <table:table-cell ns41:value-type="float" office:value="22" office:value-type="float">
            <text:p>22</text:p>
          </table:table-cell>
          <table:table-cell ns41:value-type="float" office:value="58" office:value-type="float">
            <text:p>58</text:p>
          </table:table-cell>
          <table:table-cell ns41:value-type="float" office:value="22" office:value-type="float">
            <text:p>2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43298" office:value-type="float">
            <office:annotation draw:style-name="gr1" svg:height="1.298cm" draw:caption-point-y="-1.842cm" svg:width="4.503cm" svg:x="8.585cm" draw:caption-point-x="1.303cm" svg:y="29.178cm" draw:text-style-name="P1">
              <dc:creator>CDM</dc:creator>
              <dc:date>2014-12-12T00:00:00</dc:date>
              <text:p text:style-name="P1"><text:span text:style-name="T1">Hieronder 6 woonwagens en 46 keeten. </text:span></text:p>
            </office:annotation>
            <text:p>43298</text:p>
          </table:table-cell>
          <table:table-cell ns41:value-type="float" office:value="2311" office:value-type="float">
            <text:p>2311</text:p>
          </table:table-cell>
          <table:table-cell ns41:value-type="float" office:value="105" office:value-type="float">
            <text:p>105</text:p>
          </table:table-cell>
          <table:table-cell ns41:value-type="float" office:value="213" office:value-type="float">
            <text:p>213</text:p>
          </table:table-cell>
          <table:table-cell/>
          <table:table-cell ns41:value-type="float" office:value="104452" office:value-type="float">
            <text:p>104452</text:p>
          </table:table-cell>
          <table:table-cell ns41:value-type="float" office:value="108647" office:value-type="float">
            <text:p>108647</text:p>
          </table:table-cell>
          <table:table-cell ns41:value-type="float" office:value="4648" office:value-type="float">
            <text:p>4648</text:p>
          </table:table-cell>
          <table:table-cell ns41:value-type="float" office:value="3260" office:value-type="float">
            <text:p>3260</text:p>
          </table:table-cell>
          <table:table-cell ns41:value-type="float" office:value="109100" office:value-type="float">
            <text:p>109100</text:p>
          </table:table-cell>
          <table:table-cell ns41:value-type="float" office:value="111907" office:value-type="float">
            <text:p>111907</text:p>
          </table:table-cell>
          <table:table-cell ns41:value-type="float" office:value="3986" office:value-type="float">
            <text:p>3986</text:p>
          </table:table-cell>
          <table:table-cell ns41:value-type="float" table:style-name="ce59" office:value="2800" office:value-type="float">
            <text:p>280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89" office:value-type="float">
            <text:p>189</text:p>
          </table:table-cell>
          <table:table-cell table:style-name="ce51" table:number-columns-repeated="6"/>
          <table:table-cell ns41:value-type="float" table:style-name="ce51" office:value="494" office:value-type="float">
            <text:p>494</text:p>
          </table:table-cell>
          <table:table-cell ns41:value-type="float" table:style-name="ce60" office:value="325" office:value-type="float">
            <text:p>325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Friesland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0645" office:value-type="float">
            <text:p>40645</text:p>
          </table:table-cell>
          <table:table-cell ns41:value-type="float" office:value="1138" office:value-type="float">
            <text:p>1138</text:p>
          </table:table-cell>
          <table:table-cell ns41:value-type="float" office:value="21" office:value-type="float">
            <text:p>21</text:p>
          </table:table-cell>
          <table:table-cell ns41:value-type="float" office:value="1217" office:value-type="float">
            <text:p>1217</text:p>
          </table:table-cell>
          <table:table-cell/>
          <table:table-cell ns41:value-type="float" office:value="86281" office:value-type="float">
            <text:p>86281</text:p>
          </table:table-cell>
          <table:table-cell ns41:value-type="float" office:value="94342" office:value-type="float">
            <text:p>94342</text:p>
          </table:table-cell>
          <table:table-cell ns41:value-type="float" office:value="4115" office:value-type="float">
            <text:p>4115</text:p>
          </table:table-cell>
          <table:table-cell ns41:value-type="float" office:value="2883" office:value-type="float">
            <text:p>2883</text:p>
          </table:table-cell>
          <table:table-cell ns41:value-type="float" office:value="90396" office:value-type="float">
            <text:p>90396</text:p>
          </table:table-cell>
          <table:table-cell ns41:value-type="float" office:value="97225" office:value-type="float">
            <text:p>97225</text:p>
          </table:table-cell>
          <table:table-cell ns41:value-type="float" office:value="2938" office:value-type="float">
            <text:p>2938</text:p>
          </table:table-cell>
          <table:table-cell ns41:value-type="float" table:style-name="ce59" office:value="2220" office:value-type="float">
            <text:p>222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9817" office:value-type="float">
            <text:p>29817</text:p>
          </table:table-cell>
          <table:table-cell ns41:value-type="float" office:value="615" office:value-type="float">
            <text:p>615</text:p>
          </table:table-cell>
          <table:table-cell ns41:value-type="float" office:value="8" office:value-type="float">
            <text:p>8</text:p>
          </table:table-cell>
          <table:table-cell ns41:value-type="float" office:value="1314" office:value-type="float">
            <text:p>1314</text:p>
          </table:table-cell>
          <table:table-cell/>
          <table:table-cell ns41:value-type="float" office:value="72766" office:value-type="float">
            <text:p>72766</text:p>
          </table:table-cell>
          <table:table-cell ns41:value-type="float" office:value="68988" office:value-type="float">
            <text:p>68988</text:p>
          </table:table-cell>
          <table:table-cell ns41:value-type="float" office:value="3399" office:value-type="float">
            <text:p>3399</text:p>
          </table:table-cell>
          <table:table-cell ns41:value-type="float" office:value="2677" office:value-type="float">
            <text:p>2677</text:p>
          </table:table-cell>
          <table:table-cell ns41:value-type="float" office:value="76165" office:value-type="float">
            <text:p>76165</text:p>
          </table:table-cell>
          <table:table-cell ns41:value-type="float" office:value="71665" office:value-type="float">
            <text:p>71665</text:p>
          </table:table-cell>
          <table:table-cell ns41:value-type="float" office:value="1229" office:value-type="float">
            <text:p>1229</text:p>
          </table:table-cell>
          <table:table-cell ns41:value-type="float" table:style-name="ce59" office:value="1066" office:value-type="float">
            <text:p>106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70462" office:value-type="float">
            <text:p>70462</text:p>
          </table:table-cell>
          <table:table-cell ns41:value-type="float" office:value="1753" office:value-type="float">
            <text:p>1753</text:p>
          </table:table-cell>
          <table:table-cell ns41:value-type="float" office:value="29" office:value-type="float">
            <text:p>29</text:p>
          </table:table-cell>
          <table:table-cell ns41:value-type="float" office:value="2531" office:value-type="float">
            <text:p>2531</text:p>
          </table:table-cell>
          <table:table-cell/>
          <table:table-cell ns41:value-type="float" office:value="159047" office:value-type="float">
            <text:p>159047</text:p>
          </table:table-cell>
          <table:table-cell ns41:value-type="float" office:value="163330" office:value-type="float">
            <text:p>163330</text:p>
          </table:table-cell>
          <table:table-cell ns41:value-type="float" office:value="7514" office:value-type="float">
            <text:p>7514</text:p>
          </table:table-cell>
          <table:table-cell ns41:value-type="float" office:value="5560" office:value-type="float">
            <text:p>5560</text:p>
          </table:table-cell>
          <table:table-cell ns41:value-type="float" office:value="166561" office:value-type="float">
            <text:p>166561</text:p>
          </table:table-cell>
          <table:table-cell ns41:value-type="float" office:value="168890" office:value-type="float">
            <text:p>168890</text:p>
          </table:table-cell>
          <table:table-cell ns41:value-type="float" office:value="4167" office:value-type="float">
            <text:p>4167</text:p>
          </table:table-cell>
          <table:table-cell ns41:value-type="float" table:style-name="ce59" office:value="3286" office:value-type="float">
            <text:p>328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71" office:value-type="float">
            <text:p>71</text:p>
          </table:table-cell>
          <table:table-cell ns41:value-type="float" office:value="36" office:value-type="float">
            <text:p>36</text:p>
          </table:table-cell>
          <table:table-cell ns41:value-type="float" office:value="71" office:value-type="float">
            <text:p>71</text:p>
          </table:table-cell>
          <table:table-cell ns41:value-type="float" office:value="36" office:value-type="float">
            <text:p>36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70462" office:value-type="float">
            <text:p>70462</text:p>
          </table:table-cell>
          <table:table-cell ns41:value-type="float" office:value="1753" office:value-type="float">
            <text:p>1753</text:p>
          </table:table-cell>
          <table:table-cell ns41:value-type="float" office:value="29" office:value-type="float">
            <text:p>29</text:p>
          </table:table-cell>
          <table:table-cell ns41:value-type="float" office:value="2531" office:value-type="float">
            <text:p>2531</text:p>
          </table:table-cell>
          <table:table-cell/>
          <table:table-cell ns41:value-type="float" office:value="159047" office:value-type="float">
            <text:p>159047</text:p>
          </table:table-cell>
          <table:table-cell ns41:value-type="float" office:value="163330" office:value-type="float">
            <text:p>163330</text:p>
          </table:table-cell>
          <table:table-cell ns41:value-type="float" office:value="7585" office:value-type="float">
            <text:p>7585</text:p>
          </table:table-cell>
          <table:table-cell ns41:value-type="float" office:value="5596" office:value-type="float">
            <text:p>5596</text:p>
          </table:table-cell>
          <table:table-cell ns41:value-type="float" office:value="166632" office:value-type="float">
            <text:p>166632</text:p>
          </table:table-cell>
          <table:table-cell ns41:value-type="float" office:value="168926" office:value-type="float">
            <text:p>168926</text:p>
          </table:table-cell>
          <table:table-cell ns41:value-type="float" office:value="4167" office:value-type="float">
            <text:p>4167</text:p>
          </table:table-cell>
          <table:table-cell ns41:value-type="float" table:style-name="ce59" office:value="3286" office:value-type="float">
            <text:p>328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140" office:value-type="float">
            <text:p>1140</text:p>
          </table:table-cell>
          <table:table-cell table:style-name="ce51" table:number-columns-repeated="6"/>
          <table:table-cell ns41:value-type="float" table:style-name="ce51" office:value="2760" office:value-type="float">
            <text:p>2760</text:p>
          </table:table-cell>
          <table:table-cell ns41:value-type="float" table:style-name="ce60" office:value="2248" office:value-type="float">
            <text:p>2248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Overijssel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8741" office:value-type="float">
            <text:p>28741</text:p>
          </table:table-cell>
          <table:table-cell ns41:value-type="float" office:value="1034" office:value-type="float">
            <text:p>1034</text:p>
          </table:table-cell>
          <table:table-cell ns41:value-type="float" office:value="46" office:value-type="float">
            <text:p>46</text:p>
          </table:table-cell>
          <table:table-cell ns41:value-type="float" office:value="159" office:value-type="float">
            <text:p>159</text:p>
          </table:table-cell>
          <table:table-cell/>
          <table:table-cell ns41:value-type="float" office:value="63408" office:value-type="float">
            <text:p>63408</text:p>
          </table:table-cell>
          <table:table-cell ns41:value-type="float" office:value="66414" office:value-type="float">
            <text:p>66414</text:p>
          </table:table-cell>
          <table:table-cell ns41:value-type="float" office:value="2793" office:value-type="float">
            <text:p>2793</text:p>
          </table:table-cell>
          <table:table-cell ns41:value-type="float" office:value="1535" office:value-type="float">
            <text:p>1535</text:p>
          </table:table-cell>
          <table:table-cell ns41:value-type="float" office:value="66201" office:value-type="float">
            <text:p>66201</text:p>
          </table:table-cell>
          <table:table-cell ns41:value-type="float" office:value="67949" office:value-type="float">
            <text:p>67949</text:p>
          </table:table-cell>
          <table:table-cell ns41:value-type="float" office:value="2161" office:value-type="float">
            <text:p>2161</text:p>
          </table:table-cell>
          <table:table-cell ns41:value-type="float" table:style-name="ce59" office:value="1519" office:value-type="float">
            <text:p>151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9643" office:value-type="float">
            <text:p>29643</text:p>
          </table:table-cell>
          <table:table-cell ns41:value-type="float" office:value="1045" office:value-type="float">
            <text:p>1045</text:p>
          </table:table-cell>
          <table:table-cell ns41:value-type="float" office:value="26" office:value-type="float">
            <text:p>26</text:p>
          </table:table-cell>
          <table:table-cell ns41:value-type="float" office:value="738" office:value-type="float">
            <text:p>738</text:p>
          </table:table-cell>
          <table:table-cell/>
          <table:table-cell ns41:value-type="float" office:value="80886" office:value-type="float">
            <text:p>80886</text:p>
          </table:table-cell>
          <table:table-cell ns41:value-type="float" office:value="74443" office:value-type="float">
            <text:p>74443</text:p>
          </table:table-cell>
          <table:table-cell ns41:value-type="float" office:value="3243" office:value-type="float">
            <text:p>3243</text:p>
          </table:table-cell>
          <table:table-cell ns41:value-type="float" office:value="2667" office:value-type="float">
            <text:p>2667</text:p>
          </table:table-cell>
          <table:table-cell ns41:value-type="float" office:value="84129" office:value-type="float">
            <text:p>84129</text:p>
          </table:table-cell>
          <table:table-cell ns41:value-type="float" office:value="77110" office:value-type="float">
            <text:p>77110</text:p>
          </table:table-cell>
          <table:table-cell ns41:value-type="float" office:value="1841" office:value-type="float">
            <text:p>1841</text:p>
          </table:table-cell>
          <table:table-cell ns41:value-type="float" table:style-name="ce59" office:value="1698" office:value-type="float">
            <text:p>1698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8384" office:value-type="float">
            <text:p>58384</text:p>
          </table:table-cell>
          <table:table-cell ns41:value-type="float" office:value="2079" office:value-type="float">
            <text:p>2079</text:p>
          </table:table-cell>
          <table:table-cell ns41:value-type="float" office:value="72" office:value-type="float">
            <text:p>72</text:p>
          </table:table-cell>
          <table:table-cell ns41:value-type="float" office:value="897" office:value-type="float">
            <text:p>897</text:p>
          </table:table-cell>
          <table:table-cell/>
          <table:table-cell ns41:value-type="float" office:value="144294" office:value-type="float">
            <text:p>144294</text:p>
          </table:table-cell>
          <table:table-cell ns41:value-type="float" office:value="140857" office:value-type="float">
            <text:p>140857</text:p>
          </table:table-cell>
          <table:table-cell ns41:value-type="float" office:value="6036" office:value-type="float">
            <text:p>6036</text:p>
          </table:table-cell>
          <table:table-cell ns41:value-type="float" office:value="4202" office:value-type="float">
            <text:p>4202</text:p>
          </table:table-cell>
          <table:table-cell ns41:value-type="float" office:value="150330" office:value-type="float">
            <text:p>150330</text:p>
          </table:table-cell>
          <table:table-cell ns41:value-type="float" office:value="145059" office:value-type="float">
            <text:p>145059</text:p>
          </table:table-cell>
          <table:table-cell ns41:value-type="float" office:value="4002" office:value-type="float">
            <text:p>4002</text:p>
          </table:table-cell>
          <table:table-cell ns41:value-type="float" table:style-name="ce59" office:value="3217" office:value-type="float">
            <text:p>321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36" office:value-type="float">
            <text:p>36</text:p>
          </table:table-cell>
          <table:table-cell ns41:value-type="float" office:value="20" office:value-type="float">
            <text:p>20</text:p>
          </table:table-cell>
          <table:table-cell ns41:value-type="float" office:value="36" office:value-type="float">
            <text:p>36</text:p>
          </table:table-cell>
          <table:table-cell ns41:value-type="float" office:value="20" office:value-type="float">
            <text:p>2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58384" office:value-type="float">
            <text:p>58384</text:p>
          </table:table-cell>
          <table:table-cell ns41:value-type="float" office:value="2079" office:value-type="float">
            <text:p>2079</text:p>
          </table:table-cell>
          <table:table-cell ns41:value-type="float" office:value="72" office:value-type="float">
            <text:p>72</text:p>
          </table:table-cell>
          <table:table-cell ns41:value-type="float" office:value="897" office:value-type="float">
            <text:p>897</text:p>
          </table:table-cell>
          <table:table-cell/>
          <table:table-cell ns41:value-type="float" office:value="144294" office:value-type="float">
            <text:p>144294</text:p>
          </table:table-cell>
          <table:table-cell ns41:value-type="float" office:value="140857" office:value-type="float">
            <text:p>140857</text:p>
          </table:table-cell>
          <table:table-cell ns41:value-type="float" office:value="6072" office:value-type="float">
            <text:p>6072</text:p>
          </table:table-cell>
          <table:table-cell ns41:value-type="float" office:value="4222" office:value-type="float">
            <text:p>4222</text:p>
          </table:table-cell>
          <table:table-cell ns41:value-type="float" office:value="150366" office:value-type="float">
            <text:p>150366</text:p>
          </table:table-cell>
          <table:table-cell ns41:value-type="float" office:value="145079" office:value-type="float">
            <text:p>145079</text:p>
          </table:table-cell>
          <table:table-cell ns41:value-type="float" office:value="4002" office:value-type="float">
            <text:p>4002</text:p>
          </table:table-cell>
          <table:table-cell ns41:value-type="float" table:style-name="ce59" office:value="3217" office:value-type="float">
            <text:p>321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381" office:value-type="float">
            <text:p>381</text:p>
          </table:table-cell>
          <table:table-cell table:style-name="ce51" table:number-columns-repeated="6"/>
          <table:table-cell ns41:value-type="float" table:style-name="ce51" office:value="910" office:value-type="float">
            <text:p>910</text:p>
          </table:table-cell>
          <table:table-cell ns41:value-type="float" table:style-name="ce60" office:value="714" office:value-type="float">
            <text:p>714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Groningen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9954" office:value-type="float">
            <text:p>29954</text:p>
          </table:table-cell>
          <table:table-cell ns41:value-type="float" office:value="2420" office:value-type="float">
            <text:p>2420</text:p>
          </table:table-cell>
          <table:table-cell ns41:value-type="float" office:value="54" office:value-type="float">
            <text:p>54</text:p>
          </table:table-cell>
          <table:table-cell ns41:value-type="float" office:value="1129" office:value-type="float">
            <text:p>1129</text:p>
          </table:table-cell>
          <table:table-cell/>
          <table:table-cell ns41:value-type="float" office:value="72406" office:value-type="float">
            <text:p>72406</text:p>
          </table:table-cell>
          <table:table-cell ns41:value-type="float" office:value="80673" office:value-type="float">
            <text:p>80673</text:p>
          </table:table-cell>
          <table:table-cell ns41:value-type="float" office:value="3870" office:value-type="float">
            <text:p>3870</text:p>
          </table:table-cell>
          <table:table-cell ns41:value-type="float" office:value="2496" office:value-type="float">
            <text:p>2496</text:p>
          </table:table-cell>
          <table:table-cell ns41:value-type="float" office:value="76276" office:value-type="float">
            <text:p>76276</text:p>
          </table:table-cell>
          <table:table-cell ns41:value-type="float" office:value="83169" office:value-type="float">
            <text:p>83169</text:p>
          </table:table-cell>
          <table:table-cell ns41:value-type="float" office:value="1929" office:value-type="float">
            <text:p>1929</text:p>
          </table:table-cell>
          <table:table-cell ns41:value-type="float" table:style-name="ce59" office:value="1256" office:value-type="float">
            <text:p>125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0715" office:value-type="float">
            <text:p>20715</text:p>
          </table:table-cell>
          <table:table-cell ns41:value-type="float" office:value="1187" office:value-type="float">
            <text:p>1187</text:p>
          </table:table-cell>
          <table:table-cell ns41:value-type="float" office:value="7" office:value-type="float">
            <text:p>7</text:p>
          </table:table-cell>
          <table:table-cell ns41:value-type="float" office:value="829" office:value-type="float">
            <text:p>829</text:p>
          </table:table-cell>
          <table:table-cell/>
          <table:table-cell ns41:value-type="float" office:value="55910" office:value-type="float">
            <text:p>55910</text:p>
          </table:table-cell>
          <table:table-cell ns41:value-type="float" office:value="53898" office:value-type="float">
            <text:p>53898</text:p>
          </table:table-cell>
          <table:table-cell ns41:value-type="float" office:value="1993" office:value-type="float">
            <text:p>1993</text:p>
          </table:table-cell>
          <table:table-cell ns41:value-type="float" office:value="1485" office:value-type="float">
            <text:p>1485</text:p>
          </table:table-cell>
          <table:table-cell ns41:value-type="float" office:value="57903" office:value-type="float">
            <text:p>57903</text:p>
          </table:table-cell>
          <table:table-cell ns41:value-type="float" office:value="55383" office:value-type="float">
            <text:p>55383</text:p>
          </table:table-cell>
          <table:table-cell ns41:value-type="float" office:value="711" office:value-type="float">
            <text:p>711</text:p>
          </table:table-cell>
          <table:table-cell ns41:value-type="float" table:style-name="ce59" office:value="597" office:value-type="float">
            <text:p>59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0669" office:value-type="float">
            <text:p>50669</text:p>
          </table:table-cell>
          <table:table-cell ns41:value-type="float" office:value="3607" office:value-type="float">
            <text:p>3607</text:p>
          </table:table-cell>
          <table:table-cell ns41:value-type="float" office:value="61" office:value-type="float">
            <text:p>61</text:p>
          </table:table-cell>
          <table:table-cell ns41:value-type="float" office:value="1958" office:value-type="float">
            <text:p>1958</text:p>
          </table:table-cell>
          <table:table-cell/>
          <table:table-cell ns41:value-type="float" office:value="128316" office:value-type="float">
            <text:p>128316</text:p>
          </table:table-cell>
          <table:table-cell ns41:value-type="float" office:value="134571" office:value-type="float">
            <text:p>134571</text:p>
          </table:table-cell>
          <table:table-cell ns41:value-type="float" office:value="5863" office:value-type="float">
            <text:p>5863</text:p>
          </table:table-cell>
          <table:table-cell ns41:value-type="float" office:value="3981" office:value-type="float">
            <text:p>3981</text:p>
          </table:table-cell>
          <table:table-cell ns41:value-type="float" office:value="134179" office:value-type="float">
            <text:p>134179</text:p>
          </table:table-cell>
          <table:table-cell ns41:value-type="float" office:value="138552" office:value-type="float">
            <text:p>138552</text:p>
          </table:table-cell>
          <table:table-cell ns41:value-type="float" office:value="2640" office:value-type="float">
            <text:p>2640</text:p>
          </table:table-cell>
          <table:table-cell ns41:value-type="float" table:style-name="ce59" office:value="1853" office:value-type="float">
            <text:p>185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38" office:value-type="float">
            <text:p>38</text:p>
          </table:table-cell>
          <table:table-cell ns41:value-type="float" office:value="17" office:value-type="float">
            <text:p>17</text:p>
          </table:table-cell>
          <table:table-cell ns41:value-type="float" office:value="38" office:value-type="float">
            <text:p>38</text:p>
          </table:table-cell>
          <table:table-cell ns41:value-type="float" office:value="17" office:value-type="float">
            <text:p>17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50669" office:value-type="float">
            <text:p>50669</text:p>
          </table:table-cell>
          <table:table-cell ns41:value-type="float" office:value="3607" office:value-type="float">
            <text:p>3607</text:p>
          </table:table-cell>
          <table:table-cell ns41:value-type="float" office:value="61" office:value-type="float">
            <text:p>61</text:p>
          </table:table-cell>
          <table:table-cell ns41:value-type="float" office:value="1958" office:value-type="float">
            <text:p>1958</text:p>
          </table:table-cell>
          <table:table-cell/>
          <table:table-cell ns41:value-type="float" office:value="128316" office:value-type="float">
            <text:p>128316</text:p>
          </table:table-cell>
          <table:table-cell ns41:value-type="float" office:value="134571" office:value-type="float">
            <text:p>134571</text:p>
          </table:table-cell>
          <table:table-cell ns41:value-type="float" office:value="5901" office:value-type="float">
            <text:p>5901</text:p>
          </table:table-cell>
          <table:table-cell ns41:value-type="float" office:value="3998" office:value-type="float">
            <text:p>3998</text:p>
          </table:table-cell>
          <table:table-cell ns41:value-type="float" office:value="134217" office:value-type="float">
            <text:p>134217</text:p>
          </table:table-cell>
          <table:table-cell ns41:value-type="float" office:value="138569" office:value-type="float">
            <text:p>138569</text:p>
          </table:table-cell>
          <table:table-cell ns41:value-type="float" office:value="2640" office:value-type="float">
            <text:p>2640</text:p>
          </table:table-cell>
          <table:table-cell ns41:value-type="float" table:style-name="ce59" office:value="1853" office:value-type="float">
            <text:p>185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777" office:value-type="float">
            <text:p>777</text:p>
          </table:table-cell>
          <table:table-cell table:style-name="ce51" table:number-columns-repeated="6"/>
          <table:table-cell ns41:value-type="float" table:style-name="ce51" office:value="1882" office:value-type="float">
            <text:p>1882</text:p>
          </table:table-cell>
          <table:table-cell ns41:value-type="float" table:style-name="ce60" office:value="1686" office:value-type="float">
            <text:p>1686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Drenthe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0204" office:value-type="float">
            <office:annotation draw:style-name="gr1" svg:height="1.005cm" draw:caption-point-y="-3.192cm" svg:width="5.006cm" svg:x="8.585cm" draw:caption-point-x="1.303cm" svg:y="42.222cm" draw:text-style-name="P1">
              <dc:creator>CDM</dc:creator>
              <dc:date>2014-12-12T00:00:00</dc:date>
              <text:p text:style-name="P1"><text:span text:style-name="T1">Hieronder 3 woonwagens. </text:span></text:p>
            </office:annotation>
            <text:p>10204</text:p>
          </table:table-cell>
          <table:table-cell ns41:value-type="float" office:value="241" office:value-type="float">
            <text:p>241</text:p>
          </table:table-cell>
          <table:table-cell ns41:value-type="float" office:value="6" office:value-type="float">
            <text:p>6</text:p>
          </table:table-cell>
          <table:table-cell ns41:value-type="float" office:value="150" office:value-type="float">
            <text:p>150</text:p>
          </table:table-cell>
          <table:table-cell/>
          <table:table-cell ns41:value-type="float" office:value="24193" office:value-type="float">
            <text:p>24193</text:p>
          </table:table-cell>
          <table:table-cell ns41:value-type="float" office:value="24155" office:value-type="float">
            <text:p>24155</text:p>
          </table:table-cell>
          <table:table-cell ns41:value-type="float" office:value="675" office:value-type="float">
            <text:p>675</text:p>
          </table:table-cell>
          <table:table-cell ns41:value-type="float" office:value="423" office:value-type="float">
            <text:p>423</text:p>
          </table:table-cell>
          <table:table-cell ns41:value-type="float" office:value="24868" office:value-type="float">
            <text:p>24868</text:p>
          </table:table-cell>
          <table:table-cell ns41:value-type="float" office:value="24578" office:value-type="float">
            <text:p>24578</text:p>
          </table:table-cell>
          <table:table-cell ns41:value-type="float" office:value="656" office:value-type="float">
            <text:p>656</text:p>
          </table:table-cell>
          <table:table-cell ns41:value-type="float" table:style-name="ce59" office:value="356" office:value-type="float">
            <text:p>35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5272" office:value-type="float">
            <office:annotation draw:style-name="gr1" svg:height="1.005cm" draw:caption-point-y="-3.192cm" svg:width="5.006cm" svg:x="8.585cm" draw:caption-point-x="1.303cm" svg:y="42.672cm" draw:text-style-name="P1">
              <dc:creator>CDM</dc:creator>
              <dc:date>2014-12-12T00:00:00</dc:date>
              <text:p text:style-name="P1"><text:span text:style-name="T1">Hieronder 31 woonwagens. </text:span></text:p>
            </office:annotation>
            <text:p>15272</text:p>
          </table:table-cell>
          <table:table-cell ns41:value-type="float" office:value="316" office:value-type="float">
            <text:p>316</text:p>
          </table:table-cell>
          <table:table-cell ns41:value-type="float" office:value="9" office:value-type="float">
            <text:p>9</text:p>
          </table:table-cell>
          <table:table-cell ns41:value-type="float" office:value="526" office:value-type="float">
            <text:p>526</text:p>
          </table:table-cell>
          <table:table-cell/>
          <table:table-cell ns41:value-type="float" office:value="41970" office:value-type="float">
            <text:p>41970</text:p>
          </table:table-cell>
          <table:table-cell ns41:value-type="float" office:value="36279" office:value-type="float">
            <text:p>36279</text:p>
          </table:table-cell>
          <table:table-cell ns41:value-type="float" office:value="1798" office:value-type="float">
            <text:p>1798</text:p>
          </table:table-cell>
          <table:table-cell ns41:value-type="float" office:value="1187" office:value-type="float">
            <text:p>1187</text:p>
          </table:table-cell>
          <table:table-cell ns41:value-type="float" office:value="43768" office:value-type="float">
            <text:p>43768</text:p>
          </table:table-cell>
          <table:table-cell ns41:value-type="float" office:value="37466" office:value-type="float">
            <text:p>37466</text:p>
          </table:table-cell>
          <table:table-cell ns41:value-type="float" office:value="418" office:value-type="float">
            <text:p>418</text:p>
          </table:table-cell>
          <table:table-cell ns41:value-type="float" table:style-name="ce59" office:value="325" office:value-type="float">
            <text:p>32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5476" office:value-type="float">
            <office:annotation draw:style-name="gr1" svg:height="1.005cm" draw:caption-point-y="-3.192cm" svg:width="5.006cm" svg:x="8.585cm" draw:caption-point-x="1.303cm" svg:y="43.122cm" draw:text-style-name="P1">
              <dc:creator>CDM</dc:creator>
              <dc:date>2014-12-12T00:00:00</dc:date>
              <text:p text:style-name="P1"><text:span text:style-name="T1">Hieronder 34 woonwagens. </text:span></text:p>
            </office:annotation>
            <text:p>25476</text:p>
          </table:table-cell>
          <table:table-cell ns41:value-type="float" office:value="557" office:value-type="float">
            <text:p>557</text:p>
          </table:table-cell>
          <table:table-cell ns41:value-type="float" office:value="15" office:value-type="float">
            <text:p>15</text:p>
          </table:table-cell>
          <table:table-cell ns41:value-type="float" office:value="676" office:value-type="float">
            <text:p>676</text:p>
          </table:table-cell>
          <table:table-cell/>
          <table:table-cell ns41:value-type="float" office:value="66163" office:value-type="float">
            <text:p>66163</text:p>
          </table:table-cell>
          <table:table-cell ns41:value-type="float" office:value="60434" office:value-type="float">
            <text:p>60434</text:p>
          </table:table-cell>
          <table:table-cell ns41:value-type="float" office:value="2473" office:value-type="float">
            <text:p>2473</text:p>
          </table:table-cell>
          <table:table-cell ns41:value-type="float" office:value="1610" office:value-type="float">
            <text:p>1610</text:p>
          </table:table-cell>
          <table:table-cell ns41:value-type="float" office:value="68636" office:value-type="float">
            <text:p>68636</text:p>
          </table:table-cell>
          <table:table-cell ns41:value-type="float" office:value="62044" office:value-type="float">
            <text:p>62044</text:p>
          </table:table-cell>
          <table:table-cell ns41:value-type="float" office:value="1074" office:value-type="float">
            <text:p>1074</text:p>
          </table:table-cell>
          <table:table-cell ns41:value-type="float" table:style-name="ce59" office:value="681" office:value-type="float">
            <text:p>68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14" office:value-type="float">
            <text:p>14</text:p>
          </table:table-cell>
          <table:table-cell ns41:value-type="float" office:value="10" office:value-type="float">
            <text:p>10</text:p>
          </table:table-cell>
          <table:table-cell ns41:value-type="float" office:value="14" office:value-type="float">
            <text:p>14</text:p>
          </table:table-cell>
          <table:table-cell ns41:value-type="float" office:value="10" office:value-type="float">
            <text:p>1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25476" office:value-type="float">
            <office:annotation draw:style-name="gr1" svg:height="1.005cm" draw:caption-point-y="-3.642cm" svg:width="5.006cm" svg:x="8.585cm" draw:caption-point-x="1.303cm" svg:y="45.371cm" draw:text-style-name="P1">
              <dc:creator>CDM</dc:creator>
              <dc:date>2014-12-12T00:00:00</dc:date>
              <text:p text:style-name="P1"><text:span text:style-name="T1">Hieronder 34 woonwagens. </text:span></text:p>
            </office:annotation>
            <text:p>25476</text:p>
          </table:table-cell>
          <table:table-cell ns41:value-type="float" office:value="557" office:value-type="float">
            <text:p>557</text:p>
          </table:table-cell>
          <table:table-cell ns41:value-type="float" office:value="15" office:value-type="float">
            <text:p>15</text:p>
          </table:table-cell>
          <table:table-cell ns41:value-type="float" office:value="676" office:value-type="float">
            <text:p>676</text:p>
          </table:table-cell>
          <table:table-cell/>
          <table:table-cell ns41:value-type="float" office:value="66163" office:value-type="float">
            <text:p>66163</text:p>
          </table:table-cell>
          <table:table-cell ns41:value-type="float" office:value="60434" office:value-type="float">
            <text:p>60434</text:p>
          </table:table-cell>
          <table:table-cell ns41:value-type="float" office:value="2487" office:value-type="float">
            <text:p>2487</text:p>
          </table:table-cell>
          <table:table-cell ns41:value-type="float" office:value="1620" office:value-type="float">
            <text:p>1620</text:p>
          </table:table-cell>
          <table:table-cell ns41:value-type="float" office:value="68650" office:value-type="float">
            <text:p>68650</text:p>
          </table:table-cell>
          <table:table-cell ns41:value-type="float" office:value="62054" office:value-type="float">
            <text:p>62054</text:p>
          </table:table-cell>
          <table:table-cell ns41:value-type="float" office:value="1074" office:value-type="float">
            <text:p>1074</text:p>
          </table:table-cell>
          <table:table-cell ns41:value-type="float" table:style-name="ce59" office:value="681" office:value-type="float">
            <text:p>68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230" office:value-type="float">
            <text:p>230</text:p>
          </table:table-cell>
          <table:table-cell table:style-name="ce51" table:number-columns-repeated="6"/>
          <table:table-cell ns41:value-type="float" table:style-name="ce51" office:value="524" office:value-type="float">
            <text:p>524</text:p>
          </table:table-cell>
          <table:table-cell ns41:value-type="float" table:style-name="ce60" office:value="441" office:value-type="float">
            <text:p>44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Limburg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4854" office:value-type="float">
            <text:p>24854</text:p>
          </table:table-cell>
          <table:table-cell ns41:value-type="float" office:value="1118" office:value-type="float">
            <text:p>1118</text:p>
          </table:table-cell>
          <table:table-cell ns41:value-type="float" office:value="40" office:value-type="float">
            <text:p>40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72648" office:value-type="float">
            <text:p>72648</text:p>
          </table:table-cell>
          <table:table-cell ns41:value-type="float" office:value="74633" office:value-type="float">
            <text:p>74633</text:p>
          </table:table-cell>
          <table:table-cell ns41:value-type="float" office:value="2227" office:value-type="float">
            <text:p>2227</text:p>
          </table:table-cell>
          <table:table-cell ns41:value-type="float" office:value="710" office:value-type="float">
            <text:p>710</text:p>
          </table:table-cell>
          <table:table-cell ns41:value-type="float" office:value="74875" office:value-type="float">
            <text:p>74875</text:p>
          </table:table-cell>
          <table:table-cell ns41:value-type="float" office:value="75343" office:value-type="float">
            <text:p>75343</text:p>
          </table:table-cell>
          <table:table-cell ns41:value-type="float" office:value="1975" office:value-type="float">
            <text:p>1975</text:p>
          </table:table-cell>
          <table:table-cell ns41:value-type="float" table:style-name="ce59" office:value="545" office:value-type="float">
            <text:p>54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9078" office:value-type="float">
            <text:p>19078</text:p>
          </table:table-cell>
          <table:table-cell ns41:value-type="float" office:value="901" office:value-type="float">
            <text:p>901</text:p>
          </table:table-cell>
          <table:table-cell ns41:value-type="float" office:value="24" office:value-type="float">
            <text:p>24</text:p>
          </table:table-cell>
          <table:table-cell table:number-columns-repeated="2"/>
          <table:table-cell ns41:value-type="float" office:value="53589" office:value-type="float">
            <text:p>53589</text:p>
          </table:table-cell>
          <table:table-cell ns41:value-type="float" office:value="50574" office:value-type="float">
            <text:p>50574</text:p>
          </table:table-cell>
          <table:table-cell ns41:value-type="float" office:value="1087" office:value-type="float">
            <text:p>1087</text:p>
          </table:table-cell>
          <table:table-cell ns41:value-type="float" office:value="203" office:value-type="float">
            <text:p>203</text:p>
          </table:table-cell>
          <table:table-cell ns41:value-type="float" office:value="54676" office:value-type="float">
            <text:p>54676</text:p>
          </table:table-cell>
          <table:table-cell ns41:value-type="float" office:value="50777" office:value-type="float">
            <text:p>50777</text:p>
          </table:table-cell>
          <table:table-cell ns41:value-type="float" office:value="455" office:value-type="float">
            <text:p>455</text:p>
          </table:table-cell>
          <table:table-cell ns41:value-type="float" table:style-name="ce59" office:value="180" office:value-type="float">
            <text:p>18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3932" office:value-type="float">
            <text:p>43932</text:p>
          </table:table-cell>
          <table:table-cell ns41:value-type="float" office:value="2019" office:value-type="float">
            <text:p>2019</text:p>
          </table:table-cell>
          <table:table-cell ns41:value-type="float" office:value="64" office:value-type="float">
            <text:p>64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126237" office:value-type="float">
            <text:p>126237</text:p>
          </table:table-cell>
          <table:table-cell ns41:value-type="float" office:value="125207" office:value-type="float">
            <text:p>125207</text:p>
          </table:table-cell>
          <table:table-cell ns41:value-type="float" office:value="3314" office:value-type="float">
            <text:p>3314</text:p>
          </table:table-cell>
          <table:table-cell ns41:value-type="float" office:value="913" office:value-type="float">
            <text:p>913</text:p>
          </table:table-cell>
          <table:table-cell ns41:value-type="float" office:value="129551" office:value-type="float">
            <text:p>129551</text:p>
          </table:table-cell>
          <table:table-cell ns41:value-type="float" office:value="126120" office:value-type="float">
            <text:p>126120</text:p>
          </table:table-cell>
          <table:table-cell ns41:value-type="float" office:value="2430" office:value-type="float">
            <text:p>2430</text:p>
          </table:table-cell>
          <table:table-cell ns41:value-type="float" table:style-name="ce59" office:value="725" office:value-type="float">
            <text:p>72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39" office:value-type="float">
            <text:p>39</text:p>
          </table:table-cell>
          <table:table-cell ns41:value-type="float" office:value="11" office:value-type="float">
            <text:p>11</text:p>
          </table:table-cell>
          <table:table-cell ns41:value-type="float" office:value="39" office:value-type="float">
            <text:p>39</text:p>
          </table:table-cell>
          <table:table-cell ns41:value-type="float" office:value="11" office:value-type="float">
            <text:p>11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43932" office:value-type="float">
            <text:p>43932</text:p>
          </table:table-cell>
          <table:table-cell ns41:value-type="float" office:value="2019" office:value-type="float">
            <text:p>2019</text:p>
          </table:table-cell>
          <table:table-cell ns41:value-type="float" office:value="64" office:value-type="float">
            <text:p>64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126237" office:value-type="float">
            <text:p>126237</text:p>
          </table:table-cell>
          <table:table-cell ns41:value-type="float" office:value="125207" office:value-type="float">
            <text:p>125207</text:p>
          </table:table-cell>
          <table:table-cell ns41:value-type="float" office:value="3353" office:value-type="float">
            <text:p>3353</text:p>
          </table:table-cell>
          <table:table-cell ns41:value-type="float" office:value="924" office:value-type="float">
            <text:p>924</text:p>
          </table:table-cell>
          <table:table-cell ns41:value-type="float" office:value="129590" office:value-type="float">
            <text:p>129590</text:p>
          </table:table-cell>
          <table:table-cell ns41:value-type="float" office:value="126131" office:value-type="float">
            <text:p>126131</text:p>
          </table:table-cell>
          <table:table-cell ns41:value-type="float" office:value="2430" office:value-type="float">
            <text:p>2430</text:p>
          </table:table-cell>
          <table:table-cell ns41:value-type="float" table:style-name="ce59" office:value="725" office:value-type="float">
            <text:p>72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44" office:value-type="float">
            <text:p>44</text:p>
          </table:table-cell>
          <table:table-cell table:style-name="ce51" table:number-columns-repeated="6"/>
          <table:table-cell ns41:value-type="float" table:style-name="ce51" office:value="103" office:value-type="float">
            <text:p>103</text:p>
          </table:table-cell>
          <table:table-cell ns41:value-type="float" table:style-name="ce60" office:value="42" office:value-type="float">
            <text:p>42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2" table:number-columns-spanned="1" office:value-type="string">
            <text:p>Het Rijk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91033" office:value-type="float">
            <office:annotation draw:style-name="gr1" svg:height="1.191cm" draw:caption-point-y="-3.377cm" svg:width="4.951cm" svg:x="9.032cm" draw:caption-point-x="0.856cm" svg:y="49.604cm" draw:text-style-name="P1">
              <dc:creator>CDM</dc:creator>
              <dc:date>2014-12-12T00:00:00</dc:date>
              <text:p text:style-name="P1"><text:span text:style-name="T1">Hieronder 5 woonwagens. </text:span></text:p>
            </office:annotation>
            <text:p>491033</text:p>
          </table:table-cell>
          <table:table-cell ns41:value-type="float" office:value="22736" office:value-type="float">
            <text:p>22736</text:p>
          </table:table-cell>
          <table:table-cell ns41:value-type="float" office:value="1836" office:value-type="float">
            <text:p>1836</text:p>
          </table:table-cell>
          <table:table-cell ns41:value-type="float" office:value="4691" office:value-type="float">
            <text:p>4691</text:p>
          </table:table-cell>
          <table:table-cell/>
          <table:table-cell ns41:value-type="float" office:value="1310990" office:value-type="float">
            <text:p>1310990</text:p>
          </table:table-cell>
          <table:table-cell ns41:value-type="float" office:value="1443234" office:value-type="float">
            <text:p>1443234</text:p>
          </table:table-cell>
          <table:table-cell ns41:value-type="float" office:value="54672" office:value-type="float">
            <text:p>54672</text:p>
          </table:table-cell>
          <table:table-cell ns41:value-type="float" office:value="35568" office:value-type="float">
            <text:p>35568</text:p>
          </table:table-cell>
          <table:table-cell ns41:value-type="float" office:value="1365662" office:value-type="float">
            <text:p>1365662</text:p>
          </table:table-cell>
          <table:table-cell ns41:value-type="float" office:value="1478802" office:value-type="float">
            <text:p>1478802</text:p>
          </table:table-cell>
          <table:table-cell ns41:value-type="float" office:value="45027" office:value-type="float">
            <text:p>45027</text:p>
          </table:table-cell>
          <table:table-cell ns41:value-type="float" table:style-name="ce59" office:value="30338" office:value-type="float">
            <text:p>30338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320320" office:value-type="float">
            <office:annotation draw:style-name="gr1" svg:height="1.191cm" draw:caption-point-y="-4.091cm" svg:width="4.951cm" svg:x="8.585cm" draw:caption-point-x="1.303cm" svg:y="50.768cm" draw:text-style-name="P1">
              <dc:creator>CDM</dc:creator>
              <dc:date>2014-12-12T00:00:00</dc:date>
              <text:p text:style-name="P1"><text:span text:style-name="T1">Hieronder 49 woonwagens en 115 keeten. </text:span></text:p>
            </office:annotation>
            <text:p>320320</text:p>
          </table:table-cell>
          <table:table-cell ns41:value-type="float" office:value="12944" office:value-type="float">
            <text:p>12944</text:p>
          </table:table-cell>
          <table:table-cell ns41:value-type="float" office:value="428" office:value-type="float">
            <text:p>428</text:p>
          </table:table-cell>
          <table:table-cell ns41:value-type="float" office:value="5097" office:value-type="float">
            <office:annotation draw:style-name="gr1" svg:height="0.979cm" draw:caption-point-y="-2.847cm" svg:width="3.134cm" svg:x="14.122cm" draw:caption-point-x="-0.178cm" svg:y="49.524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5097</text:p>
          </table:table-cell>
          <table:table-cell/>
          <table:table-cell ns41:value-type="float" office:value="833121" office:value-type="float">
            <text:p>833121</text:p>
          </table:table-cell>
          <table:table-cell ns41:value-type="float" office:value="784148" office:value-type="float">
            <text:p>784148</text:p>
          </table:table-cell>
          <table:table-cell ns41:value-type="float" office:value="28895" office:value-type="float">
            <text:p>28895</text:p>
          </table:table-cell>
          <table:table-cell ns41:value-type="float" office:value="19688" office:value-type="float">
            <text:p>19688</text:p>
          </table:table-cell>
          <table:table-cell ns41:value-type="float" office:value="862016" office:value-type="float">
            <text:p>862016</text:p>
          </table:table-cell>
          <table:table-cell ns41:value-type="float" office:value="803836" office:value-type="float">
            <text:p>803836</text:p>
          </table:table-cell>
          <table:table-cell ns41:value-type="float" office:value="15214" office:value-type="float">
            <text:p>15214</text:p>
          </table:table-cell>
          <table:table-cell ns41:value-type="float" table:style-name="ce59" office:value="12389" office:value-type="float">
            <text:p>1238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het Rijk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811353" office:value-type="float">
            <office:annotation draw:style-name="gr1" svg:height="1.192cm" draw:caption-point-y="-2.265cm" svg:width="4.951cm" svg:x="8.836cm" draw:caption-point-x="1.052cm" svg:y="49.392cm" draw:text-style-name="P1">
              <dc:creator>CDM</dc:creator>
              <dc:date>2014-12-12T00:00:00</dc:date>
              <text:p text:style-name="P1"><text:span text:style-name="T1">Hieronder 54 woonwagens en 115 keeten. </text:span></text:p>
            </office:annotation>
            <text:p>811353</text:p>
          </table:table-cell>
          <table:table-cell ns41:value-type="float" office:value="35680" office:value-type="float">
            <text:p>35680</text:p>
          </table:table-cell>
          <table:table-cell ns41:value-type="float" office:value="2264" office:value-type="float">
            <text:p>2264</text:p>
          </table:table-cell>
          <table:table-cell ns41:value-type="float" office:value="9788" office:value-type="float">
            <office:annotation draw:style-name="gr1" svg:height="0.98cm" draw:caption-point-y="-2.503cm" svg:width="3.134cm" svg:x="14.681cm" draw:caption-point-x="-0.737cm" svg:y="49.63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9788</text:p>
          </table:table-cell>
          <table:table-cell/>
          <table:table-cell ns41:value-type="float" office:value="2144111" office:value-type="float">
            <text:p>2144111</text:p>
          </table:table-cell>
          <table:table-cell ns41:value-type="float" office:value="2227382" office:value-type="float">
            <text:p>2227382</text:p>
          </table:table-cell>
          <table:table-cell ns41:value-type="float" office:value="83567" office:value-type="float">
            <text:p>83567</text:p>
          </table:table-cell>
          <table:table-cell ns41:value-type="float" office:value="55256" office:value-type="float">
            <text:p>55256</text:p>
          </table:table-cell>
          <table:table-cell ns41:value-type="float" office:value="2227678" office:value-type="float">
            <text:p>2227678</text:p>
          </table:table-cell>
          <table:table-cell ns41:value-type="float" office:value="2282638" office:value-type="float">
            <text:p>2282638</text:p>
          </table:table-cell>
          <table:table-cell ns41:value-type="float" office:value="60241" office:value-type="float">
            <text:p>60241</text:p>
          </table:table-cell>
          <table:table-cell ns41:value-type="float" table:style-name="ce59" office:value="42727" office:value-type="float">
            <text:p>4272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809" office:value-type="float">
            <text:p>809</text:p>
          </table:table-cell>
          <table:table-cell ns41:value-type="float" office:value="290" office:value-type="float">
            <text:p>290</text:p>
          </table:table-cell>
          <table:table-cell ns41:value-type="float" office:value="809" office:value-type="float">
            <text:p>809</text:p>
          </table:table-cell>
          <table:table-cell ns41:value-type="float" office:value="290" office:value-type="float">
            <text:p>29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811353" office:value-type="float">
            <office:annotation draw:style-name="gr1" svg:height="1.191cm" draw:caption-point-y="1.359cm" svg:width="4.953cm" svg:x="10.401cm" draw:caption-point-x="-0.513cm" svg:y="47.567cm" draw:text-style-name="P1">
              <dc:creator>CDM</dc:creator>
              <dc:date>2014-12-12T00:00:00</dc:date>
              <text:p text:style-name="P1"><text:span text:style-name="T1">Hieronder 54 woonwagens en 115 keeten. </text:span></text:p>
            </office:annotation>
            <text:p>811353</text:p>
          </table:table-cell>
          <table:table-cell ns41:value-type="float" office:value="35680" office:value-type="float">
            <text:p>35680</text:p>
          </table:table-cell>
          <table:table-cell ns41:value-type="float" office:value="2264" office:value-type="float">
            <text:p>2264</text:p>
          </table:table-cell>
          <table:table-cell ns41:value-type="float" office:value="9788" office:value-type="float">
            <office:annotation draw:style-name="gr1" svg:height="0.98cm" draw:caption-point-y="1.359cm" svg:width="3.133cm" svg:x="14.15cm" draw:caption-point-x="-0.206cm" svg:y="47.567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9788</text:p>
          </table:table-cell>
          <table:table-cell/>
          <table:table-cell ns41:value-type="float" office:value="2144111" office:value-type="float">
            <text:p>2144111</text:p>
          </table:table-cell>
          <table:table-cell ns41:value-type="float" office:value="2227382" office:value-type="float">
            <text:p>2227382</text:p>
          </table:table-cell>
          <table:table-cell ns41:value-type="float" office:value="84376" office:value-type="float">
            <text:p>84376</text:p>
          </table:table-cell>
          <table:table-cell ns41:value-type="float" office:value="55546" office:value-type="float">
            <text:p>55546</text:p>
          </table:table-cell>
          <table:table-cell ns41:value-type="float" office:value="2228487" office:value-type="float">
            <text:p>2228487</text:p>
          </table:table-cell>
          <table:table-cell ns41:value-type="float" office:value="2282928" office:value-type="float">
            <text:p>2282928</text:p>
          </table:table-cell>
          <table:table-cell ns41:value-type="float" office:value="60241" office:value-type="float">
            <text:p>60241</text:p>
          </table:table-cell>
          <table:table-cell ns41:value-type="float" table:style-name="ce59" office:value="42727" office:value-type="float">
            <text:p>4272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8">
          <table:covered-table-cell table:style-name="ce13"/>
          <table:table-cell ns41:value-type="string" table:number-rows-spanned="1" table:style-name="ce26" table:number-columns-spanned="5" office:value-type="string">
            <text:p>Tijdelijk aanwezige schepen</text:p>
          </table:table-cell>
          <table:covered-table-cell table:style-name="ce26" table:number-columns-repeated="4"/>
          <table:table-cell/>
          <table:table-cell table:style-name="ce46"/>
          <table:table-cell table:style-name="ce52" table:number-columns-repeated="3"/>
          <table:table-cell ns41:value-type="float" table:style-name="ce52" office:value="6175" office:value-type="float">
            <office:annotation draw:style-name="gr1" svg:height="0.98cm" draw:caption-point-y="1.808cm" svg:width="3.581cm" svg:x="15.967cm" draw:caption-point-x="-0.82cm" svg:y="47.567cm" draw:text-style-name="P1">
              <dc:creator>CDM</dc:creator>
              <dc:date>2014-12-12T00:00:00</dc:date>
              <text:p text:style-name="P1"><text:span text:style-name="T1">Hieronder 1 reiswagen. </text:span></text:p>
            </office:annotation>
            <text:p>6175</text:p>
          </table:table-cell>
          <table:table-cell table:style-name="ce52" table:number-columns-repeated="6"/>
          <table:table-cell ns41:value-type="float" table:style-name="ce52" office:value="16409" office:value-type="float">
            <text:p>16409</text:p>
          </table:table-cell>
          <table:table-cell ns41:value-type="float" table:style-name="ce61" office:value="10745" office:value-type="float">
            <text:p>10745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75" office:value-type="string">
            <text:p>02_H1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81" office:value="250162" office:value-type="float">
            <text:p>250162</text:p>
          </table:table-cell>
          <table:table-cell table:number-columns-repeated="1000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46:06</dc:date>
    <meta:document-statistic meta:object-count="0" meta:cell-count="1057" meta:table-count="1"/>
    <meta:generator>ODFPY/1.3.0dev</meta:generator>
  </office:meta>
</office:document-meta>
</file>